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801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2.323cm"/>
    </style:style>
    <style:style style:name="co5" style:family="table-column">
      <style:table-column-properties fo:break-before="auto" style:column-width="2.895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VolumetriskVattenshaderUSGProfilerData_SECOND_TEST_data_main_sel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um(msec)</text:p>
          </table:table-cell>
          <table:table-cell office:value-type="string" calcext:value-type="string">
            <text:p>perFrame(msec)</text:p>
          </table:table-cell>
          <table:table-cell office:value-type="string" calcext:value-type="string">
            <text:p>min(msec)</text:p>
          </table:table-cell>
          <table:table-cell office:value-type="string" calcext:value-type="string">
            <text:p>max(msec)</text:p>
          </table:table-cell>
        </table:table-row>
        <table:table-row table:style-name="ro1">
          <table:table-cell office:value-type="string" calcext:value-type="string">
            <text:p>afterCullingOutputReady.Invok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955997" calcext:value-type="float">
            <text:p>0.1955997</text:p>
          </table:table-cell>
          <table:table-cell office:value-type="float" office:value="0.0006519991" calcext:value-type="float">
            <text:p>0.000651999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7900001" calcext:value-type="float">
            <text:p>0.007900001</text:p>
          </table:table-cell>
        </table:table-row>
        <table:table-row table:style-name="ro1">
          <table:table-cell office:value-type="string" calcext:value-type="string">
            <text:p>AnimationClip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imationClip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lication.Integrate Assets in Background</text:p>
          </table:table-cell>
          <table:table-cell office:value-type="string" calcext:value-type="string">
            <text:p>Loading</text:p>
          </table:table-cell>
          <table:table-cell/>
          <table:table-cell office:value-type="float" office:value="0.1116999" calcext:value-type="float">
            <text:p>0.1116999</text:p>
          </table:table-cell>
          <table:table-cell office:value-type="float" office:value="0.000372333" calcext:value-type="float">
            <text:p>0.0003723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Asse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ases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Clip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Manager.FixedUpdate</text:p>
          </table:table-cell>
          <table:table-cell office:value-type="string" calcext:value-type="string">
            <text:p>Audio</text:p>
          </table:table-cell>
          <table:table-cell/>
          <table:table-cell office:value-type="float" office:value="0.0012" calcext:value-type="float">
            <text:p>0.0012</text:p>
          </table:table-cell>
          <table:table-cell office:value-type="float" office:value="0.000004" calcext:value-type="float">
            <text:p>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AudioManager.Update</text:p>
          </table:table-cell>
          <table:table-cell office:value-type="string" calcext:value-type="string">
            <text:p>Audio</text:p>
          </table:table-cell>
          <table:table-cell/>
          <table:table-cell office:value-type="float" office:value="0.6447999" calcext:value-type="float">
            <text:p>0.6447999</text:p>
          </table:table-cell>
          <table:table-cell office:value-type="float" office:value="0.002149333" calcext:value-type="float">
            <text:p>0.00214933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08" calcext:value-type="float">
            <text:p>0.0108</text:p>
          </table:table-cell>
        </table:table-row>
        <table:table-row table:style-name="ro1">
          <table:table-cell office:value-type="string" calcext:value-type="string">
            <text:p>AudioProfiler.CaptureFrame</text:p>
          </table:table-cell>
          <table:table-cell office:value-type="string" calcext:value-type="string">
            <text:p>Audio</text:p>
          </table:table-cell>
          <table:table-cell/>
          <table:table-cell office:value-type="float" office:value="0.2871003" calcext:value-type="float">
            <text:p>0.2871003</text:p>
          </table:table-cell>
          <table:table-cell office:value-type="float" office:value="0.0009570012" calcext:value-type="float">
            <text:p>0.000957001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Behaviou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1.3723" calcext:value-type="float">
            <text:p>1.3723</text:p>
          </table:table-cell>
          <table:table-cell office:value-type="float" office:value="0.004574333" calcext:value-type="float">
            <text:p>0.00457433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Camera.Render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211" calcext:value-type="float">
            <text:p>0.1211</text:p>
          </table:table-cell>
          <table:table-cell office:value-type="float" office:value="0.0004036668" calcext:value-type="float">
            <text:p>0.000403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Cleanup Unused Cached Data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018996" calcext:value-type="float">
            <text:p>0.2018996</text:p>
          </table:table-cell>
          <table:table-cell office:value-type="float" office:value="0.0006729986" calcext:value-type="float">
            <text:p>0.000672998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CleanUp.TextRenderingGarbageCollec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180013" calcext:value-type="float">
            <text:p>0.04180013</text:p>
          </table:table-cell>
          <table:table-cell office:value-type="float" office:value="0.0001393338" calcext:value-type="float">
            <text:p>0.0001393338</text:p>
          </table:table-cell>
          <table:table-cell office:value-type="float" office:value="0" calcext:value-type="float">
            <text:p>0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3199998" calcext:value-type="float">
            <text:p>0.03199998</text:p>
          </table:table-cell>
          <table:table-cell office:value-type="float" office:value="0.0001066666" calcext:value-type="float">
            <text:p>0.0001066666</text:p>
          </table:table-cell>
          <table:table-cell office:value-type="float" office:value="0" calcext:value-type="float">
            <text:p>0</text:p>
          </table:table-cell>
          <table:table-cell office:value-type="float" office:value="0.0057" calcext:value-type="float">
            <text:p>0.0057</text:p>
          </table:table-cell>
        </table:table-row>
        <table:table-row table:style-name="ro1">
          <table:table-cell office:value-type="string" calcext:value-type="string">
            <text:p>CombineJobResults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onstraintManager::Update</text:p>
          </table:table-cell>
          <table:table-cell office:value-type="string" calcext:value-type="string">
            <text:p>Animation</text:p>
          </table:table-cell>
          <table:table-cell/>
          <table:table-cell office:value-type="float" office:value="0.04940002" calcext:value-type="float">
            <text:p>0.04940002</text:p>
          </table:table-cell>
          <table:table-cell office:value-type="float" office:value="0.0001646667" calcext:value-type="float">
            <text:p>0.000164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onstraintManager::Update::JobSetup</text:p>
          </table:table-cell>
          <table:table-cell office:value-type="string" calcext:value-type="string">
            <text:p>Animation</text:p>
          </table:table-cell>
          <table:table-cell/>
          <table:table-cell office:value-type="float" office:value="0.01269999" calcext:value-type="float">
            <text:p>0.01269999</text:p>
          </table:table-cell>
          <table:table-cell office:value-type="float" office:value="0.00004233329" calcext:value-type="float">
            <text:p>4.2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ontext.Submi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5439003" calcext:value-type="float">
            <text:p>0.5439003</text:p>
          </table:table-cell>
          <table:table-cell office:value-type="float" office:value="0.001813001" calcext:value-type="float">
            <text:p>0.0018130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CopyColor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2809" calcext:value-type="float">
            <text:p>1.2809</text:p>
          </table:table-cell>
          <table:table-cell office:value-type="float" office:value="0.004269666" calcext:value-type="float">
            <text:p>0.004269666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178" calcext:value-type="float">
            <text:p>0.0178</text:p>
          </table:table-cell>
        </table:table-row>
        <table:table-row table:style-name="ro1">
          <table:table-cell office:value-type="string" calcext:value-type="string">
            <text:p>CopyDepth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0375" calcext:value-type="float">
            <text:p>1.0375</text:p>
          </table:table-cell>
          <table:table-cell office:value-type="float" office:value="0.003458335" calcext:value-type="float">
            <text:p>0.003458335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1041999" calcext:value-type="float">
            <text:p>0.1041999</text:p>
          </table:table-cell>
          <table:table-cell office:value-type="float" office:value="0.0003473331" calcext:value-type="float">
            <text:p>0.000347333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7380006" calcext:value-type="float">
            <text:p>0.07380006</text:p>
          </table:table-cell>
          <table:table-cell office:value-type="float" office:value="0.0002460002" calcext:value-type="float">
            <text:p>0.000246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3169997" calcext:value-type="float">
            <text:p>0.03169997</text:p>
          </table:table-cell>
          <table:table-cell office:value-type="float" office:value="0.0001056666" calcext:value-type="float">
            <text:p>0.0001056666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2509997" calcext:value-type="float">
            <text:p>0.02509997</text:p>
          </table:table-cell>
          <table:table-cell office:value-type="float" office:value="0.00008366656" calcext:value-type="float">
            <text:p>8.366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CoroutinesDelayedCalls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CullingGroupSendEven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389998" calcext:value-type="float">
            <text:p>0.01389998</text:p>
          </table:table-cell>
          <table:table-cell office:value-type="float" office:value="0.00004633328" calcext:value-type="float">
            <text:p>4.6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ullObjectsWithoutUmbra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35" calcext:value-type="float">
            <text:p>0.0035</text:p>
          </table:table-cell>
          <table:table-cell office:value-type="float" office:value="0.00001166667" calcext:value-type="float">
            <text:p>1.166667E-05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CullResults.CreateSharedRendererScen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3.083002" calcext:value-type="float">
            <text:p>3.083002</text:p>
          </table:table-cell>
          <table:table-cell office:value-type="float" office:value="0.01027667" calcext:value-type="float">
            <text:p>0.01027667</text:p>
          </table:table-cell>
          <table:table-cell office:value-type="float" office:value="0.0061" calcext:value-type="float">
            <text:p>0.0061</text:p>
          </table:table-cell>
          <table:table-cell office:value-type="float" office:value="0.0272" calcext:value-type="float">
            <text:p>0.0272</text:p>
          </table:table-cell>
        </table:table-row>
        <table:table-row table:style-name="ro1">
          <table:table-cell office:value-type="string" calcext:value-type="string">
            <text:p>CullResultsToNativeArray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9650014" calcext:value-type="float">
            <text:p>0.09650014</text:p>
          </table:table-cell>
          <table:table-cell office:value-type="float" office:value="0.0003216671" calcext:value-type="float">
            <text:p>0.000321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CullSceneDynamicObjec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3" calcext:value-type="float">
            <text:p>0.013</text:p>
          </table:table-cell>
          <table:table-cell office:value-type="float" office:value="0.00004333333" calcext:value-type="float">
            <text:p>4.333333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49" calcext:value-type="float">
            <text:p>0.0049</text:p>
          </table:table-cell>
        </table:table-row>
        <table:table-row table:style-name="ro1">
          <table:table-cell office:value-type="string" calcext:value-type="string">
            <text:p>CullSceneDynamicObjectsCombineJob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48" calcext:value-type="float">
            <text:p>0.0048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CullScriptabl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2.7756" calcext:value-type="float">
            <text:p>12.7756</text:p>
          </table:table-cell>
          <table:table-cell office:value-type="float" office:value="0.04258534" calcext:value-type="float">
            <text:p>0.04258534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1399" calcext:value-type="float">
            <text:p>0.1399</text:p>
          </table:table-cell>
        </table:table-row>
        <table:table-row table:style-name="ro1">
          <table:table-cell office:value-type="string" calcext:value-type="string">
            <text:p>CullSendEven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3.6858" calcext:value-type="float">
            <text:p>3.6858</text:p>
          </table:table-cell>
          <table:table-cell office:value-type="float" office:value="0.012286" calcext:value-type="float">
            <text:p>0.012286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1109" calcext:value-type="float">
            <text:p>0.1109</text:p>
          </table:table-cell>
        </table:table-row>
        <table:table-row table:style-name="ro1">
          <table:table-cell office:value-type="string" calcext:value-type="string">
            <text:p>CustomRenderTextures.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962001" calcext:value-type="float">
            <text:p>0.2962001</text:p>
          </table:table-cell>
          <table:table-cell office:value-type="float" office:value="0.0009873336" calcext:value-type="float">
            <text:p>0.000987333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19" calcext:value-type="float">
            <text:p>0.0119</text:p>
          </table:table-cell>
        </table:table-row>
        <table:table-row table:style-name="ro1">
          <table:table-cell office:value-type="string" calcext:value-type="string">
            <text:p>DestroyCullResul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4704003" calcext:value-type="float">
            <text:p>0.4704003</text:p>
          </table:table-cell>
          <table:table-cell office:value-type="float" office:value="0.001568001" calcext:value-type="float">
            <text:p>0.00156800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Device.Presen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4953002" calcext:value-type="float">
            <text:p>0.4953002</text:p>
          </table:table-cell>
          <table:table-cell office:value-type="float" office:value="0.001651001" calcext:value-type="float">
            <text:p>0.001651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42" calcext:value-type="float">
            <text:p>0.0042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929998" calcext:value-type="float">
            <text:p>0.01929998</text:p>
          </table:table-cell>
          <table:table-cell office:value-type="float" office:value="0.00006433325" calcext:value-type="float">
            <text:p>6.4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419998" calcext:value-type="float">
            <text:p>0.01419998</text:p>
          </table:table-cell>
          <table:table-cell office:value-type="float" office:value="0.00004733328" calcext:value-type="float">
            <text:p>4.7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179999" calcext:value-type="float">
            <text:p>0.01179999</text:p>
          </table:table-cell>
          <table:table-cell office:value-type="float" office:value="0.0000393333" calcext:value-type="float">
            <text:p>3.93333E-05</text:p>
          </table:table-cell>
          <table:table-cell office:value-type="float" office:value="0" calcext:value-type="float">
            <text:p>0</text:p>
          </table:table-cell>
          <table:table-cell office:value-type="float" office:value="0.0019" calcext:value-type="float">
            <text:p>0.0019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159999" calcext:value-type="float">
            <text:p>0.01159999</text:p>
          </table:table-cell>
          <table:table-cell office:value-type="float" office:value="0.00003866663" calcext:value-type="float">
            <text:p>3.8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049999" calcext:value-type="float">
            <text:p>0.01049999</text:p>
          </table:table-cell>
          <table:table-cell office:value-type="float" office:value="0.00003499997" calcext:value-type="float">
            <text:p>3.49999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table:number-columns-repeated="2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epare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209999" calcext:value-type="float">
            <text:p>0.01209999</text:p>
          </table:table-cell>
          <table:table-cell office:value-type="float" office:value="0.00004033329" calcext:value-type="float">
            <text:p>4.033329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039999" calcext:value-type="float">
            <text:p>0.01039999</text:p>
          </table:table-cell>
          <table:table-cell office:value-type="float" office:value="0.00003466663" calcext:value-type="float">
            <text:p>3.4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019999" calcext:value-type="float">
            <text:p>0.01019999</text:p>
          </table:table-cell>
          <table:table-cell office:value-type="float" office:value="0.00003399997" calcext:value-type="float">
            <text:p>3.39999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1009999" calcext:value-type="float">
            <text:p>0.01009999</text:p>
          </table:table-cell>
          <table:table-cell office:value-type="float" office:value="0.00003366664" calcext:value-type="float">
            <text:p>3.36666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08499994" calcext:value-type="float">
            <text:p>0.008499994</text:p>
          </table:table-cell>
          <table:table-cell office:value-type="float" office:value="0.00002833331" calcext:value-type="float">
            <text:p>2.83333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ProcessFra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0003" calcext:value-type="float">
            <text:p>0.0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Director.SampleTime</text:p>
          </table:table-cell>
          <table:table-cell office:value-type="string" calcext:value-type="string">
            <text:p>Director</text:p>
          </table:table-cell>
          <table:table-cell/>
          <table:table-cell office:value-type="float" office:value="0.2208996" calcext:value-type="float">
            <text:p>0.2208996</text:p>
          </table:table-cell>
          <table:table-cell office:value-type="float" office:value="0.0007363319" calcext:value-type="float">
            <text:p>0.0007363319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rawOpaqueObjec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7452" calcext:value-type="float">
            <text:p>1.7452</text:p>
          </table:table-cell>
          <table:table-cell office:value-type="float" office:value="0.005817333" calcext:value-type="float">
            <text:p>0.005817333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0152" calcext:value-type="float">
            <text:p>0.0152</text:p>
          </table:table-cell>
        </table:table-row>
        <table:table-row table:style-name="ro1">
          <table:table-cell office:value-type="string" calcext:value-type="string">
            <text:p>DrawTransparentObjec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480799" calcext:value-type="float">
            <text:p>1.480799</text:p>
          </table:table-cell>
          <table:table-cell office:value-type="float" office:value="0.004935998" calcext:value-type="float">
            <text:p>0.004935998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DXGI.WaitOnSwapChai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9.589399" calcext:value-type="float">
            <text:p>9.589399</text:p>
          </table:table-cell>
          <table:table-cell office:value-type="float" office:value="0.03196466" calcext:value-type="float">
            <text:p>0.031964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2.3918" calcext:value-type="float">
            <text:p>2.3918</text:p>
          </table:table-cell>
        </table:table-row>
        <table:table-row table:style-name="ro1">
          <table:table-cell office:value-type="string" calcext:value-type="string">
            <text:p>EarlyUpdate.AnalyticsCoreStats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049996" calcext:value-type="float">
            <text:p>0.03049996</text:p>
          </table:table-cell>
          <table:table-cell office:value-type="float" office:value="0.0001016665" calcext:value-type="float">
            <text:p>0.000101666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ClearLin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249999" calcext:value-type="float">
            <text:p>0.01249999</text:p>
          </table:table-cell>
          <table:table-cell office:value-type="float" office:value="0.00004166662" calcext:value-type="float">
            <text:p>4.1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DispatchEventQueueEvent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9" calcext:value-type="float">
            <text:p>0.059</text:p>
          </table:table-cell>
          <table:table-cell office:value-type="float" office:value="0.0001966667" calcext:value-type="float">
            <text:p>0.000196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arlyUpdate.ExecuteMainThreadJob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360008" calcext:value-type="float">
            <text:p>0.05360008</text:p>
          </table:table-cell>
          <table:table-cell office:value-type="float" office:value="0.0001786669" calcext:value-type="float">
            <text:p>0.000178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1" calcext:value-type="float">
            <text:p>0.0101</text:p>
          </table:table-cell>
        </table:table-row>
        <table:table-row table:style-name="ro1">
          <table:table-cell office:value-type="string" calcext:value-type="string">
            <text:p>EarlyUpdate.GpuTimestamp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409997" calcext:value-type="float">
            <text:p>0.02409997</text:p>
          </table:table-cell>
          <table:table-cell office:value-type="float" office:value="0.00008033323" calcext:value-type="float">
            <text:p>8.03332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PerformanceAnalytics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189997" calcext:value-type="float">
            <text:p>0.02189997</text:p>
          </table:table-cell>
          <table:table-cell office:value-type="float" office:value="0.00007299991" calcext:value-type="float">
            <text:p>7.2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PhysicsResetInterpolatedTransformPositio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729998" calcext:value-type="float">
            <text:p>0.01729998</text:p>
          </table:table-cell>
          <table:table-cell office:value-type="float" office:value="0.00005766661" calcext:value-type="float">
            <text:p>5.7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PlayerCleanupCachedData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247996" calcext:value-type="float">
            <text:p>0.2247996</text:p>
          </table:table-cell>
          <table:table-cell office:value-type="float" office:value="0.0007493321" calcext:value-type="float">
            <text:p>0.00074933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EarlyUpdate.PollPlayerConnectio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3219004" calcext:value-type="float">
            <text:p>0.3219004</text:p>
          </table:table-cell>
          <table:table-cell office:value-type="float" office:value="0.001073001" calcext:value-type="float">
            <text:p>0.001073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537" calcext:value-type="float">
            <text:p>0.0537</text:p>
          </table:table-cell>
        </table:table-row>
        <table:table-row table:style-name="ro1">
          <table:table-cell office:value-type="string" calcext:value-type="string">
            <text:p>EarlyUpdate.PresentBefor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899998" calcext:value-type="float">
            <text:p>0.01899998</text:p>
          </table:table-cell>
          <table:table-cell office:value-type="float" office:value="0.00006333326" calcext:value-type="float">
            <text:p>6.3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ProcessMouseInWindow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379998" calcext:value-type="float">
            <text:p>0.01379998</text:p>
          </table:table-cell>
          <table:table-cell office:value-type="float" office:value="0.00004599995" calcext:value-type="float">
            <text:p>4.599995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arlyUpdate.RendererNotifyInvisibl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6470005" calcext:value-type="float">
            <text:p>0.06470005</text:p>
          </table:table-cell>
          <table:table-cell office:value-type="float" office:value="0.0002156668" calcext:value-type="float">
            <text:p>0.000215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arlyUpdate.ScriptRunDelayedStartup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374" calcext:value-type="float">
            <text:p>0.1374</text:p>
          </table:table-cell>
          <table:table-cell office:value-type="float" office:value="0.0004580001" calcext:value-type="float">
            <text:p>0.000458000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EarlyUpdate.SpriteAtlasManage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839997" calcext:value-type="float">
            <text:p>0.02839997</text:p>
          </table:table-cell>
          <table:table-cell office:value-type="float" office:value="0.00009466657" calcext:value-type="float">
            <text:p>9.4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EarlyUpdate.UnityWebRequest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840005" calcext:value-type="float">
            <text:p>0.03840005</text:p>
          </table:table-cell>
          <table:table-cell office:value-type="float" office:value="0.0001280002" calcext:value-type="float">
            <text:p>0.000128000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UpdateAsyncReadbackManager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339997" calcext:value-type="float">
            <text:p>0.02339997</text:p>
          </table:table-cell>
          <table:table-cell office:value-type="float" office:value="0.0000779999" calcext:value-type="float">
            <text:p>7.79999E-05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EarlyUpdate.UpdateCanvasRectTransform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609998" calcext:value-type="float">
            <text:p>0.01609998</text:p>
          </table:table-cell>
          <table:table-cell office:value-type="float" office:value="0.0000536666" calcext:value-type="float">
            <text:p>5.3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arlyUpdate.UpdateInputManager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3798999" calcext:value-type="float">
            <text:p>0.3798999</text:p>
          </table:table-cell>
          <table:table-cell office:value-type="float" office:value="0.001266333" calcext:value-type="float">
            <text:p>0.0012663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EarlyUpdate.UpdatePreloading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124997" calcext:value-type="float">
            <text:p>0.2124997</text:p>
          </table:table-cell>
          <table:table-cell office:value-type="float" office:value="0.0007083323" calcext:value-type="float">
            <text:p>0.000708332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EarlyUpdate.UpdateStreamingManager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320002" calcext:value-type="float">
            <text:p>0.04320002</text:p>
          </table:table-cell>
          <table:table-cell office:value-type="float" office:value="0.0001440001" calcext:value-type="float">
            <text:p>0.000144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arlyUpdate.UpdateTextureStreamingManager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020001" calcext:value-type="float">
            <text:p>0.05020001</text:p>
          </table:table-cell>
          <table:table-cell office:value-type="float" office:value="0.0001673334" calcext:value-type="float">
            <text:p>0.000167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arlyUpdate.X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560004" calcext:value-type="float">
            <text:p>0.04560004</text:p>
          </table:table-cell>
          <table:table-cell office:value-type="float" office:value="0.0001520001" calcext:value-type="float">
            <text:p>0.000152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EndDynamicVBOFram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690004" calcext:value-type="float">
            <text:p>0.04690004</text:p>
          </table:table-cell>
          <table:table-cell office:value-type="float" office:value="0.0001563335" calcext:value-type="float">
            <text:p>0.000156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5545" calcext:value-type="float">
            <text:p>1.5545</text:p>
          </table:table-cell>
          <table:table-cell office:value-type="float" office:value="0.005181668" calcext:value-type="float">
            <text:p>0.005181668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82" calcext:value-type="float">
            <text:p>0.0582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3059996" calcext:value-type="float">
            <text:p>0.03059996</text:p>
          </table:table-cell>
          <table:table-cell office:value-type="float" office:value="0.0001019999" calcext:value-type="float">
            <text:p>0.000101999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EndGraphicsJob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419998" calcext:value-type="float">
            <text:p>0.01419998</text:p>
          </table:table-cell>
          <table:table-cell office:value-type="float" office:value="0.00004733328" calcext:value-type="float">
            <text:p>4.73332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ExtractRender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7618002" calcext:value-type="float">
            <text:p>0.7618002</text:p>
          </table:table-cell>
          <table:table-cell office:value-type="float" office:value="0.002539334" calcext:value-type="float">
            <text:p>0.00253933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115" calcext:value-type="float">
            <text:p>0.0115</text:p>
          </table:table-cell>
        </table:table-row>
        <table:table-row table:style-name="ro1">
          <table:table-cell office:value-type="string" calcext:value-type="string">
            <text:p>FinalBli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8989004" calcext:value-type="float">
            <text:p>0.8989004</text:p>
          </table:table-cell>
          <table:table-cell office:value-type="float" office:value="0.002996335" calcext:value-type="float">
            <text:p>0.00299633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625" calcext:value-type="float">
            <text:p>0.062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113996" calcext:value-type="float">
            <text:p>0.2113996</text:p>
          </table:table-cell>
          <table:table-cell office:value-type="float" office:value="0.0007046653" calcext:value-type="float">
            <text:p>0.0007046653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92" calcext:value-type="float">
            <text:p>0.0092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289999" calcext:value-type="float">
            <text:p>0.2289999</text:p>
          </table:table-cell>
          <table:table-cell office:value-type="float" office:value="0.0007633329" calcext:value-type="float">
            <text:p>0.000763332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5" calcext:value-type="float">
            <text:p>0.008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872997" calcext:value-type="float">
            <text:p>0.1872997</text:p>
          </table:table-cell>
          <table:table-cell office:value-type="float" office:value="0.0006243324" calcext:value-type="float">
            <text:p>0.00062433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Finaliz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3740007" calcext:value-type="float">
            <text:p>0.03740007</text:p>
          </table:table-cell>
          <table:table-cell office:value-type="float" office:value="0.0001246669" calcext:value-type="float">
            <text:p>0.0001246669</text:p>
          </table:table-cell>
          <table:table-cell office:value-type="float" office:value="0" calcext:value-type="float">
            <text:p>0</text:p>
          </table:table-cell>
          <table:table-cell office:value-type="float" office:value="0.0157" calcext:value-type="float">
            <text:p>0.0157</text:p>
          </table:table-cell>
        </table:table-row>
        <table:table-row table:style-name="ro1">
          <table:table-cell office:value-type="string" calcext:value-type="string">
            <text:p>FixedBehaviou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13" calcext:value-type="float">
            <text:p>0.0013</text:p>
          </table:table-cell>
          <table:table-cell office:value-type="float" office:value="0.000004333333" calcext:value-type="float">
            <text:p>4.333333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xedUpdate.Audio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26" calcext:value-type="float">
            <text:p>0.0026</text:p>
          </table:table-cell>
          <table:table-cell office:value-type="float" office:value="0.000008666668" calcext:value-type="float">
            <text:p>8.666668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FixedUpdate.ClearLin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1" calcext:value-type="float">
            <text:p>0.0001</text:p>
          </table:table-cell>
          <table:table-cell office:value-type="float" office:value="0.0000003333334" calcext:value-type="float">
            <text:p>3.333334E-0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xedUpdate.DirectorFixedSampleTi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Director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24" calcext:value-type="float">
            <text:p>0.0024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FixedUpdate.DirectorFixedUpdatePostPhysic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0004666667" calcext:value-type="float">
            <text:p>4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xedUpdate.LegacyFixedAnimation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ixedUpdate.NewInput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87" calcext:value-type="float">
            <text:p>0.0087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FixedUpdate.Physics2D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83" calcext:value-type="float">
            <text:p>0.0083</text:p>
          </table:table-cell>
          <table:table-cell office:value-type="float" office:value="0.00002766667" calcext:value-type="float">
            <text:p>2.766667E-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FixedUpdate.PhysicsCloth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4" calcext:value-type="float">
            <text:p>0.0004</text:p>
          </table:table-cell>
          <table:table-cell office:value-type="float" office:value="0.000001333333" calcext:value-type="float">
            <text:p>1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FixedUpdate.Physics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24" calcext:value-type="float">
            <text:p>0.0224</text:p>
          </table:table-cell>
          <table:table-cell office:value-type="float" office:value="0.00007466667" calcext:value-type="float">
            <text:p>7.466667E-05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FixedUpdate.ScriptRunBehaviour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27" calcext:value-type="float">
            <text:p>0.0027</text:p>
          </table:table-cell>
          <table:table-cell office:value-type="float" office:value="0.000009000001" calcext:value-type="float">
            <text:p>9.000001E-0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FixedUpdate.ScriptRunDelayedFixedFrameR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0004666666" calcext:value-type="float">
            <text:p>4.666666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FixedUpdate.XRFix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orwardRenderer.CreateCameraRenderTarge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0702" calcext:value-type="float">
            <text:p>1.0702</text:p>
          </table:table-cell>
          <table:table-cell office:value-type="float" office:value="0.003567333" calcext:value-type="float">
            <text:p>0.003567333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FrameEvents.NewInputBeforeRende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3693003" calcext:value-type="float">
            <text:p>0.3693003</text:p>
          </table:table-cell>
          <table:table-cell office:value-type="float" office:value="0.001231001" calcext:value-type="float">
            <text:p>0.001231001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 office:value-type="string" calcext:value-type="string">
            <text:p>FrameEvents.OnBeforeRenderCallback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396" calcext:value-type="float">
            <text:p>0.1396</text:p>
          </table:table-cell>
          <table:table-cell office:value-type="float" office:value="0.0004653335" calcext:value-type="float">
            <text:p>0.000465333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FrameEvents.XRBegin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638999" calcext:value-type="float">
            <text:p>0.1638999</text:p>
          </table:table-cell>
          <table:table-cell office:value-type="float" office:value="0.0005463331" calcext:value-type="float">
            <text:p>0.000546333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FrameEvents.XREnd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279998" calcext:value-type="float">
            <text:p>0.03279998</text:p>
          </table:table-cell>
          <table:table-cell office:value-type="float" office:value="0.0001093333" calcext:value-type="float">
            <text:p>0.0001093333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FrameEvents.XRPostPresen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929998" calcext:value-type="float">
            <text:p>0.01929998</text:p>
          </table:table-cell>
          <table:table-cell office:value-type="float" office:value="0.00006433325" calcext:value-type="float">
            <text:p>6.4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Game Objec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bageCollector.CollectIncremental</text:p>
          </table:table-cell>
          <table:table-cell office:value-type="string" calcext:value-type="string">
            <text:p>GC</text:p>
          </table:table-cell>
          <table:table-cell/>
          <table:table-cell office:value-type="float" office:value="0.1208999" calcext:value-type="float">
            <text:p>0.1208999</text:p>
          </table:table-cell>
          <table:table-cell office:value-type="float" office:value="0.0004029996" calcext:value-type="float">
            <text:p>0.000402999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GC Allocated In Frame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Allocation In Frame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C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x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x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fx.EndAsyncJobFram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5008" calcext:value-type="float">
            <text:p>1.5008</text:p>
          </table:table-cell>
          <table:table-cell office:value-type="float" office:value="0.005002666" calcext:value-type="float">
            <text:p>0.005002666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79" calcext:value-type="float">
            <text:p>0.0579</text:p>
          </table:table-cell>
        </table:table-row>
        <table:table-row table:style-name="ro1">
          <table:table-cell office:value-type="string" calcext:value-type="string">
            <text:p>Gfx.WaitForPresentOnGfxThread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6.089093" calcext:value-type="float">
            <text:p>6.089093</text:p>
          </table:table-cell>
          <table:table-cell office:value-type="float" office:value="0.02029698" calcext:value-type="float">
            <text:p>0.0202969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1211" calcext:value-type="float">
            <text:p>0.1211</text:p>
          </table:table-cell>
        </table:table-row>
        <table:table-row table:style-name="ro1">
          <table:table-cell office:value-type="string" calcext:value-type="string">
            <text:p>GfxDeviceD3D11.WaitForLastPresen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0.3463" calcext:value-type="float">
            <text:p>10.3463</text:p>
          </table:table-cell>
          <table:table-cell office:value-type="float" office:value="0.03448766" calcext:value-type="float">
            <text:p>0.03448766</text:p>
          </table:table-cell>
          <table:table-cell office:value-type="float" office:value="0.002" calcext:value-type="float">
            <text:p>0.002</text:p>
          </table:table-cell>
          <table:table-cell office:value-type="float" office:value="2.3987" calcext:value-type="float">
            <text:p>2.3987</text:p>
          </table:table-cell>
        </table:table-row>
        <table:table-row table:style-name="ro1">
          <table:table-cell office:value-type="string" calcext:value-type="string">
            <text:p>GlobalEventQueu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460001" calcext:value-type="float">
            <text:p>0.03460001</text:p>
          </table:table-cell>
          <table:table-cell office:value-type="float" office:value="0.0001153334" calcext:value-type="float">
            <text:p>0.0001153334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9708995" calcext:value-type="float">
            <text:p>0.9708995</text:p>
          </table:table-cell>
          <table:table-cell office:value-type="float" office:value="0.003236332" calcext:value-type="float">
            <text:p>0.00323633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31" calcext:value-type="float">
            <text:p>0.0131</text:p>
          </table:table-cell>
        </table:table-row>
        <table:table-row table:style-name="ro1">
          <table:table-cell office:value-type="string" calcext:value-type="string">
            <text:p>Graphics.Bli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6377007" calcext:value-type="float">
            <text:p>0.6377007</text:p>
          </table:table-cell>
          <table:table-cell office:value-type="float" office:value="0.002125669" calcext:value-type="float">
            <text:p>0.002125669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593" calcext:value-type="float">
            <text:p>0.0593</text:p>
          </table:table-cell>
        </table:table-row>
        <table:table-row table:style-name="ro1">
          <table:table-cell office:value-type="string" calcext:value-type="string">
            <text:p>Graphics.PresentAndSync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5209002" calcext:value-type="float">
            <text:p>0.5209002</text:p>
          </table:table-cell>
          <table:table-cell office:value-type="float" office:value="0.001736334" calcext:value-type="float">
            <text:p>0.00173633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GUI.Repaint</text:p>
          </table:table-cell>
          <table:table-cell office:value-type="string" calcext:value-type="string">
            <text:p>GUI</text:p>
          </table:table-cell>
          <table:table-cell/>
          <table:table-cell office:value-type="float" office:value="0.4242001" calcext:value-type="float">
            <text:p>0.4242001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2" calcext:value-type="float">
            <text:p>0.0112</text:p>
          </table:table-cell>
        </table:table-row>
        <table:table-row table:style-name="ro1">
          <table:table-cell office:value-type="string" calcext:value-type="string">
            <text:p>GUITexture.Draw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5180002" calcext:value-type="float">
            <text:p>0.05180002</text:p>
          </table:table-cell>
          <table:table-cell office:value-type="float" office:value="0.0001726667" calcext:value-type="float">
            <text:p>0.000172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Initialization.AsyncUploadTimeSlice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264005" calcext:value-type="float">
            <text:p>0.2264005</text:p>
          </table:table-cell>
          <table:table-cell office:value-type="float" office:value="0.0007546682" calcext:value-type="float">
            <text:p>0.000754668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Initialization.DirectorSampleTi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467997" calcext:value-type="float">
            <text:p>0.2467997</text:p>
          </table:table-cell>
          <table:table-cell office:value-type="float" office:value="0.0008226657" calcext:value-type="float">
            <text:p>0.000822665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Initialization.UpdateCameraMotionVecto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9560002" calcext:value-type="float">
            <text:p>0.09560002</text:p>
          </table:table-cell>
          <table:table-cell office:value-type="float" office:value="0.0003186667" calcext:value-type="float">
            <text:p>0.000318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nitialization.XREarly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69001" calcext:value-type="float">
            <text:p>0.0869001</text:p>
          </table:table-cell>
          <table:table-cell office:value-type="float" office:value="0.000289667" calcext:value-type="float">
            <text:p>0.000289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Inl_Context.Submi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1.5312" calcext:value-type="float">
            <text:p>21.5312</text:p>
          </table:table-cell>
          <table:table-cell office:value-type="float" office:value="0.07177068" calcext:value-type="float">
            <text:p>0.07177068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1649" calcext:value-type="float">
            <text:p>0.1649</text:p>
          </table:table-cell>
        </table:table-row>
        <table:table-row table:style-name="ro1">
          <table:table-cell office:value-type="string" calcext:value-type="string">
            <text:p>Inl_CopyColor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4680003" calcext:value-type="float">
            <text:p>0.4680003</text:p>
          </table:table-cell>
          <table:table-cell office:value-type="float" office:value="0.001560001" calcext:value-type="float">
            <text:p>0.001560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string" calcext:value-type="string">
            <text:p>Inl_CopyColor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560399" calcext:value-type="float">
            <text:p>1.560399</text:p>
          </table:table-cell>
          <table:table-cell office:value-type="float" office:value="0.005201331" calcext:value-type="float">
            <text:p>0.0052013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99" calcext:value-type="float">
            <text:p>0.0199</text:p>
          </table:table-cell>
        </table:table-row>
        <table:table-row table:style-name="ro1">
          <table:table-cell office:value-type="string" calcext:value-type="string">
            <text:p>Inl_CopyDepth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7818999" calcext:value-type="float">
            <text:p>0.7818999</text:p>
          </table:table-cell>
          <table:table-cell office:value-type="float" office:value="0.002606333" calcext:value-type="float">
            <text:p>0.00260633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Inl_CopyDepth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031899" calcext:value-type="float">
            <text:p>2.031899</text:p>
          </table:table-cell>
          <table:table-cell office:value-type="float" office:value="0.006772996" calcext:value-type="float">
            <text:p>0.00677299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309" calcext:value-type="float">
            <text:p>0.0309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5411" calcext:value-type="float">
            <text:p>2.5411</text:p>
          </table:table-cell>
          <table:table-cell office:value-type="float" office:value="0.008470332" calcext:value-type="float">
            <text:p>0.008470332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0342" calcext:value-type="float">
            <text:p>0.0342</text:p>
          </table:table-cell>
        </table:table-row>
        <table:table-row table:style-name="ro1">
          <table:table-cell office:value-type="string" calcext:value-type="string">
            <text:p>Inl_DrawObjects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577001" calcext:value-type="float">
            <text:p>1.577001</text:p>
          </table:table-cell>
          <table:table-cell office:value-type="float" office:value="0.00525667" calcext:value-type="float">
            <text:p>0.00525667</text:p>
          </table:table-cell>
          <table:table-cell office:value-type="float" office:value="0.0042" calcext:value-type="float">
            <text:p>0.0042</text:p>
          </table:table-cell>
          <table:table-cell office:value-type="float" office:value="0.0182" calcext:value-type="float">
            <text:p>0.0182</text:p>
          </table:table-cell>
        </table:table-row>
        <table:table-row table:style-name="ro1">
          <table:table-cell office:value-type="string" calcext:value-type="string">
            <text:p>Inl_DrawOpaqueObjec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9960992" calcext:value-type="float">
            <text:p>0.9960992</text:p>
          </table:table-cell>
          <table:table-cell office:value-type="float" office:value="0.003320331" calcext:value-type="float">
            <text:p>0.003320331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26" calcext:value-type="float">
            <text:p>0.0126</text:p>
          </table:table-cell>
        </table:table-row>
        <table:table-row table:style-name="ro1">
          <table:table-cell office:value-type="string" calcext:value-type="string">
            <text:p>Inl_DrawTransparentObjec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6903998" calcext:value-type="float">
            <text:p>0.6903998</text:p>
          </table:table-cell>
          <table:table-cell office:value-type="float" office:value="0.002301333" calcext:value-type="float">
            <text:p>0.00230133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0127" calcext:value-type="float">
            <text:p>0.0127</text:p>
          </table:table-cell>
        </table:table-row>
        <table:table-row table:style-name="ro1">
          <table:table-cell office:value-type="string" calcext:value-type="string">
            <text:p>Inl_FinalBli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4900001" calcext:value-type="float">
            <text:p>0.4900001</text:p>
          </table:table-cell>
          <table:table-cell office:value-type="float" office:value="0.001633334" calcext:value-type="float">
            <text:p>0.00163333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Inl_FinalBlit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326401" calcext:value-type="float">
            <text:p>1.326401</text:p>
          </table:table-cell>
          <table:table-cell office:value-type="float" office:value="0.004421335" calcext:value-type="float">
            <text:p>0.00442133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Inl_ForwardRenderer.CreateCameraRenderTarge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3952001" calcext:value-type="float">
            <text:p>0.3952001</text:p>
          </table:table-cell>
          <table:table-cell office:value-type="float" office:value="0.001317334" calcext:value-type="float">
            <text:p>0.00131733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89" calcext:value-type="float">
            <text:p>0.0089</text:p>
          </table:table-cell>
        </table:table-row>
        <table:table-row table:style-name="ro1">
          <table:table-cell office:value-type="string" calcext:value-type="string">
            <text:p>Inl_InvokeOnRenderObjectCallbackPas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4959002" calcext:value-type="float">
            <text:p>0.4959002</text:p>
          </table:table-cell>
          <table:table-cell office:value-type="float" office:value="0.001653001" calcext:value-type="float">
            <text:p>0.001653001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Inl_RenderCameraStack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64.38221" calcext:value-type="float">
            <text:p>64.38221</text:p>
          </table:table-cell>
          <table:table-cell office:value-type="float" office:value="0.2146074" calcext:value-type="float">
            <text:p>0.2146074</text:p>
          </table:table-cell>
          <table:table-cell office:value-type="float" office:value="0.161" calcext:value-type="float">
            <text:p>0.161</text:p>
          </table:table-cell>
          <table:table-cell office:value-type="float" office:value="0.3511" calcext:value-type="float">
            <text:p>0.3511</text:p>
          </table:table-cell>
        </table:table-row>
        <table:table-row table:style-name="ro1">
          <table:table-cell office:value-type="string" calcext:value-type="string">
            <text:p>Inl_RenderPassBlock.After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4229" calcext:value-type="float">
            <text:p>1.4229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248" calcext:value-type="float">
            <text:p>0.0248</text:p>
          </table:table-cell>
        </table:table-row>
        <table:table-row table:style-name="ro1">
          <table:table-cell office:value-type="string" calcext:value-type="string">
            <text:p>Inl_RenderPassBlock.Before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6680005" calcext:value-type="float">
            <text:p>0.06680005</text:p>
          </table:table-cell>
          <table:table-cell office:value-type="float" office:value="0.0002226668" calcext:value-type="float">
            <text:p>0.000222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1" calcext:value-type="float">
            <text:p>0.0071</text:p>
          </table:table-cell>
        </table:table-row>
        <table:table-row table:style-name="ro1">
          <table:table-cell office:value-type="string" calcext:value-type="string">
            <text:p>Inl_RenderPassBlock.MainRenderingOpaqu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6671" calcext:value-type="float">
            <text:p>2.6671</text:p>
          </table:table-cell>
          <table:table-cell office:value-type="float" office:value="0.008890334" calcext:value-type="float">
            <text:p>0.008890334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0348" calcext:value-type="float">
            <text:p>0.0348</text:p>
          </table:table-cell>
        </table:table-row>
        <table:table-row table:style-name="ro1">
          <table:table-cell office:value-type="string" calcext:value-type="string">
            <text:p>Inl_RenderPassBlock.MainRenderingTransparen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6.028797" calcext:value-type="float">
            <text:p>6.028797</text:p>
          </table:table-cell>
          <table:table-cell office:value-type="float" office:value="0.02009599" calcext:value-type="float">
            <text:p>0.02009599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102" calcext:value-type="float">
            <text:p>0.1102</text:p>
          </table:table-cell>
        </table:table-row>
        <table:table-row table:style-name="ro1">
          <table:table-cell office:value-type="string" calcext:value-type="string">
            <text:p>Inl_RenderPipeline.BeginCamera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259997" calcext:value-type="float">
            <text:p>0.02259997</text:p>
          </table:table-cell>
          <table:table-cell office:value-type="float" office:value="0.00007533324" calcext:value-type="float">
            <text:p>7.5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Inl_RenderPipeline.BeginFrame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3630001" calcext:value-type="float">
            <text:p>0.03630001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Inl_RenderPipeline.EndCamera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969996" calcext:value-type="float">
            <text:p>0.02969996</text:p>
          </table:table-cell>
          <table:table-cell office:value-type="float" office:value="0.00009899987" calcext:value-type="float">
            <text:p>9.899987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Inl_RenderPipeline.EndFrame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009998" calcext:value-type="float">
            <text:p>0.02009998</text:p>
          </table:table-cell>
          <table:table-cell office:value-type="float" office:value="0.00006699992" calcext:value-type="float">
            <text:p>6.699992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l_ScriptableRenderer.AddRenderPasse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189997" calcext:value-type="float">
            <text:p>0.02189997</text:p>
          </table:table-cell>
          <table:table-cell office:value-type="float" office:value="0.00007299991" calcext:value-type="float">
            <text:p>7.2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Inl_ScriptableRenderer.ClearRenderingStat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1458" calcext:value-type="float">
            <text:p>1.1458</text:p>
          </table:table-cell>
          <table:table-cell office:value-type="float" office:value="0.003819334" calcext:value-type="float">
            <text:p>0.00381933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6" calcext:value-type="float">
            <text:p>0.0146</text:p>
          </table:table-cell>
        </table:table-row>
        <table:table-row table:style-name="ro1">
          <table:table-cell office:value-type="string" calcext:value-type="string">
            <text:p>Inl_ScriptableRenderer.Execute: URPForwarder_Renderer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6.69441" calcext:value-type="float">
            <text:p>16.69441</text:p>
          </table:table-cell>
          <table:table-cell office:value-type="float" office:value="0.05564802" calcext:value-type="float">
            <text:p>0.05564802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1524" calcext:value-type="float">
            <text:p>0.1524</text:p>
          </table:table-cell>
        </table:table-row>
        <table:table-row table:style-name="ro1">
          <table:table-cell office:value-type="string" calcext:value-type="string">
            <text:p>Inl_ScriptableRenderer.InternalFinish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286996" calcext:value-type="float">
            <text:p>0.2286996</text:p>
          </table:table-cell>
          <table:table-cell office:value-type="float" office:value="0.0007623321" calcext:value-type="float">
            <text:p>0.0007623321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Inl_ScriptableRenderer.InternalStart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603998" calcext:value-type="float">
            <text:p>0.2603998</text:p>
          </table:table-cell>
          <table:table-cell office:value-type="float" office:value="0.0008679993" calcext:value-type="float">
            <text:p>0.000867999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Inl_ScriptableRenderer.SetPerCameraShaderVariable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6647997" calcext:value-type="float">
            <text:p>0.6647997</text:p>
          </table:table-cell>
          <table:table-cell office:value-type="float" office:value="0.002215999" calcext:value-type="float">
            <text:p>0.002215999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148" calcext:value-type="float">
            <text:p>0.0148</text:p>
          </table:table-cell>
        </table:table-row>
        <table:table-row table:style-name="ro1">
          <table:table-cell office:value-type="string" calcext:value-type="string">
            <text:p>Inl_ScriptableRenderer.Setup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786501" calcext:value-type="float">
            <text:p>2.786501</text:p>
          </table:table-cell>
          <table:table-cell office:value-type="float" office:value="0.009288335" calcext:value-type="float">
            <text:p>0.009288335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0492" calcext:value-type="float">
            <text:p>0.0492</text:p>
          </table:table-cell>
        </table:table-row>
        <table:table-row table:style-name="ro1">
          <table:table-cell office:value-type="string" calcext:value-type="string">
            <text:p>Inl_ScriptableRenderer.SetupCullingParameter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672" calcext:value-type="float">
            <text:p>0.2672</text:p>
          </table:table-cell>
          <table:table-cell office:value-type="float" office:value="0.0008906667" calcext:value-type="float">
            <text:p>0.000890666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Inl_ScriptableRenderer.SetupLigh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0101" calcext:value-type="float">
            <text:p>1.0101</text:p>
          </table:table-cell>
          <table:table-cell office:value-type="float" office:value="0.003366998" calcext:value-type="float">
            <text:p>0.003366998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51" calcext:value-type="float">
            <text:p>0.0151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8248003" calcext:value-type="float">
            <text:p>0.8248003</text:p>
          </table:table-cell>
          <table:table-cell office:value-type="float" office:value="0.002749334" calcext:value-type="float">
            <text:p>0.002749334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0123" calcext:value-type="float">
            <text:p>0.0123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3700997" calcext:value-type="float">
            <text:p>0.3700997</text:p>
          </table:table-cell>
          <table:table-cell office:value-type="float" office:value="0.001233666" calcext:value-type="float">
            <text:p>0.0012336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3502999" calcext:value-type="float">
            <text:p>0.3502999</text:p>
          </table:table-cell>
          <table:table-cell office:value-type="float" office:value="0.001167666" calcext:value-type="float">
            <text:p>0.001167666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98" calcext:value-type="float">
            <text:p>0.0098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3248999" calcext:value-type="float">
            <text:p>0.3248999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917997" calcext:value-type="float">
            <text:p>0.1917997</text:p>
          </table:table-cell>
          <table:table-cell office:value-type="float" office:value="0.0006393322" calcext:value-type="float">
            <text:p>0.00063933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Inl_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852996" calcext:value-type="float">
            <text:p>0.1852996</text:p>
          </table:table-cell>
          <table:table-cell office:value-type="float" office:value="0.0006176655" calcext:value-type="float">
            <text:p>0.0006176655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Inl_Setup Additional Shadow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5440002" calcext:value-type="float">
            <text:p>0.05440002</text:p>
          </table:table-cell>
          <table:table-cell office:value-type="float" office:value="0.0001813334" calcext:value-type="float">
            <text:p>0.000181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Inl_Setup Camera Parameter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8769997" calcext:value-type="float">
            <text:p>0.8769997</text:p>
          </table:table-cell>
          <table:table-cell office:value-type="float" office:value="0.002923332" calcext:value-type="float">
            <text:p>0.00292333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Inl_Setup Light Constan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6500002" calcext:value-type="float">
            <text:p>0.6500002</text:p>
          </table:table-cell>
          <table:table-cell office:value-type="float" office:value="0.002166667" calcext:value-type="float">
            <text:p>0.002166667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113" calcext:value-type="float">
            <text:p>0.0113</text:p>
          </table:table-cell>
        </table:table-row>
        <table:table-row table:style-name="ro1">
          <table:table-cell office:value-type="string" calcext:value-type="string">
            <text:p>Inl_Setup Main Shadowmap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099997" calcext:value-type="float">
            <text:p>0.02099997</text:p>
          </table:table-cell>
          <table:table-cell office:value-type="float" office:value="0.00006999991" calcext:value-type="float">
            <text:p>6.9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Inl_Sort Render Passe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931" calcext:value-type="float">
            <text:p>0.0931</text:p>
          </table:table-cell>
          <table:table-cell office:value-type="float" office:value="0.0003103334" calcext:value-type="float">
            <text:p>0.000310333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Inl_UniversalRenderPipeline.GetMainLightIndex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3189996" calcext:value-type="float">
            <text:p>0.03189996</text:p>
          </table:table-cell>
          <table:table-cell office:value-type="float" office:value="0.0001063332" calcext:value-type="float">
            <text:p>0.000106333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Inl_UniversalRenderPipeline.GetPerObjectLightFlag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309998" calcext:value-type="float">
            <text:p>0.02309998</text:p>
          </table:table-cell>
          <table:table-cell office:value-type="float" office:value="0.00007699993" calcext:value-type="float">
            <text:p>7.6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53" calcext:value-type="float">
            <text:p>0.0053</text:p>
          </table:table-cell>
        </table:table-row>
        <table:table-row table:style-name="ro1">
          <table:table-cell office:value-type="string" calcext:value-type="string">
            <text:p>Inl_UniversalRenderPipeline.InitializeAdditionalCamera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4583002" calcext:value-type="float">
            <text:p>0.4583002</text:p>
          </table:table-cell>
          <table:table-cell office:value-type="float" office:value="0.001527667" calcext:value-type="float">
            <text:p>0.0015276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nl_UniversalRenderPipeline.InitializeCamera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187401" calcext:value-type="float">
            <text:p>2.187401</text:p>
          </table:table-cell>
          <table:table-cell office:value-type="float" office:value="0.007291337" calcext:value-type="float">
            <text:p>0.007291337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349" calcext:value-type="float">
            <text:p>0.0349</text:p>
          </table:table-cell>
        </table:table-row>
        <table:table-row table:style-name="ro1">
          <table:table-cell office:value-type="string" calcext:value-type="string">
            <text:p>Inl_UniversalRenderPipeline.InitializeLight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300001" calcext:value-type="float">
            <text:p>0.1300001</text:p>
          </table:table-cell>
          <table:table-cell office:value-type="float" office:value="0.0004333336" calcext:value-type="float">
            <text:p>0.000433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Inl_UniversalRenderPipeline.InitializeRendering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6901999" calcext:value-type="float">
            <text:p>0.6901999</text:p>
          </table:table-cell>
          <table:table-cell office:value-type="float" office:value="0.002300666" calcext:value-type="float">
            <text:p>0.002300666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Inl_UniversalRenderPipeline.InitializeShadow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438002" calcext:value-type="float">
            <text:p>0.1438002</text:p>
          </table:table-cell>
          <table:table-cell office:value-type="float" office:value="0.000479334" calcext:value-type="float">
            <text:p>0.00047933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Inl_UniversalRenderPipeline.InitializeStackedCameraDat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599299" calcext:value-type="float">
            <text:p>1.599299</text:p>
          </table:table-cell>
          <table:table-cell office:value-type="float" office:value="0.005330998" calcext:value-type="float">
            <text:p>0.00533099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329" calcext:value-type="float">
            <text:p>0.0329</text:p>
          </table:table-cell>
        </table:table-row>
        <table:table-row table:style-name="ro1">
          <table:table-cell office:value-type="string" calcext:value-type="string">
            <text:p>Inl_UniversalRenderPipeline.RenderSingleCamera: Main Camer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34.81769" calcext:value-type="float">
            <text:p>34.81769</text:p>
          </table:table-cell>
          <table:table-cell office:value-type="float" office:value="0.116059" calcext:value-type="float">
            <text:p>0.116059</text:p>
          </table:table-cell>
          <table:table-cell office:value-type="float" office:value="0.0808" calcext:value-type="float">
            <text:p>0.0808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Inl_UniversalRenderPipeline.SetupPerFrameShaderConstan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7529998" calcext:value-type="float">
            <text:p>0.7529998</text:p>
          </table:table-cell>
          <table:table-cell office:value-type="float" office:value="0.002509999" calcext:value-type="float">
            <text:p>0.002509999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nl_UniversalRenderTotal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65.79953" calcext:value-type="float">
            <text:p>65.79953</text:p>
          </table:table-cell>
          <table:table-cell office:value-type="float" office:value="0.2193318" calcext:value-type="float">
            <text:p>0.2193318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3566" calcext:value-type="float">
            <text:p>0.3566</text:p>
          </table:table-cell>
        </table:table-row>
        <table:table-row table:style-name="ro1">
          <table:table-cell office:value-type="string" calcext:value-type="string">
            <text:p>Inl_UpdateVolumeFramework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2.971" calcext:value-type="float">
            <text:p>2.971</text:p>
          </table:table-cell>
          <table:table-cell office:value-type="float" office:value="0.009903332" calcext:value-type="float">
            <text:p>0.009903332</text:p>
          </table:table-cell>
          <table:table-cell office:value-type="float" office:value="0.0068" calcext:value-type="float">
            <text:p>0.0068</text:p>
          </table:table-cell>
          <table:table-cell office:value-type="float" office:value="0.0245" calcext:value-type="float">
            <text:p>0.0245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2739997" calcext:value-type="float">
            <text:p>0.02739997</text:p>
          </table:table-cell>
          <table:table-cell office:value-type="float" office:value="0.00009133325" calcext:value-type="float">
            <text:p>9.133325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1" calcext:value-type="float">
            <text:p>0.0041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9000001" calcext:value-type="float">
            <text:p>0.009000001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7400002" calcext:value-type="float">
            <text:p>0.007400002</text:p>
          </table:table-cell>
          <table:table-cell office:value-type="float" office:value="0.00002466667" calcext:value-type="float">
            <text:p>2.466667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3900001" calcext:value-type="float">
            <text:p>0.003900001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JobAlloc.Grow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LateBehaviou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940005" calcext:value-type="float">
            <text:p>0.03940005</text:p>
          </table:table-cell>
          <table:table-cell office:value-type="float" office:value="0.0001313335" calcext:value-type="float">
            <text:p>0.000131333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LightProbeProxyVolumeManager.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5560001" calcext:value-type="float">
            <text:p>0.05560001</text:p>
          </table:table-cell>
          <table:table-cell office:value-type="float" office:value="0.0001853334" calcext:value-type="float">
            <text:p>0.000185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Loading.UpdatePreloading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875996" calcext:value-type="float">
            <text:p>0.1875996</text:p>
          </table:table-cell>
          <table:table-cell office:value-type="float" office:value="0.0006253321" calcext:value-type="float">
            <text:p>0.000625332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822001" calcext:value-type="float">
            <text:p>0.0822001</text:p>
          </table:table-cell>
          <table:table-cell office:value-type="float" office:value="0.0002740003" calcext:value-type="float">
            <text:p>0.000274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LOD.ComputeLOD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9699995" calcext:value-type="float">
            <text:p>0.009699995</text:p>
          </table:table-cell>
          <table:table-cell office:value-type="float" office:value="0.00003233332" calcext:value-type="float">
            <text:p>3.233332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Main Threa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116.1043" calcext:value-type="float">
            <text:p>116.1043</text:p>
          </table:table-cell>
          <table:table-cell office:value-type="float" office:value="0.3870143" calcext:value-type="float">
            <text:p>0.3870143</text:p>
          </table:table-cell>
          <table:table-cell office:value-type="float" office:value="0.2778" calcext:value-type="float">
            <text:p>0.2778</text:p>
          </table:table-cell>
          <table:table-cell office:value-type="float" office:value="2.7865" calcext:value-type="float">
            <text:p>2.7865</text:p>
          </table:table-cell>
        </table:table-row>
        <table:table-row table:style-name="ro1">
          <table:table-cell office:value-type="string" calcext:value-type="string">
            <text:p>Material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3399001" calcext:value-type="float">
            <text:p>0.3399001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41" calcext:value-type="float">
            <text:p>0.0141</text:p>
          </table:table-cell>
        </table:table-row>
        <table:table-row table:style-name="ro1">
          <table:table-cell office:value-type="string" calcext:value-type="string">
            <text:p>Material.SetPassFast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726" calcext:value-type="float">
            <text:p>0.2726</text:p>
          </table:table-cell>
          <table:table-cell office:value-type="float" office:value="0.0009086668" calcext:value-type="float">
            <text:p>0.0009086668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9" calcext:value-type="float">
            <text:p>0.0029</text:p>
          </table:table-cell>
        </table:table-row>
        <table:table-row table:style-name="ro1">
          <table:table-cell office:value-type="string" calcext:value-type="string">
            <text:p>Max Cache Demand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x Cache Mip Bias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540002" calcext:value-type="float">
            <text:p>0.04540002</text:p>
          </table:table-cell>
          <table:table-cell office:value-type="float" office:value="0.0001513334" calcext:value-type="float">
            <text:p>0.000151333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380006" calcext:value-type="float">
            <text:p>0.04380006</text:p>
          </table:table-cell>
          <table:table-cell office:value-type="float" office:value="0.0001460002" calcext:value-type="float">
            <text:p>0.0001460002</text:p>
          </table:table-cell>
          <table:table-cell office:value-type="float" office:value="0" calcext:value-type="float">
            <text:p>0</text:p>
          </table:table-cell>
          <table:table-cell office:value-type="float" office:value="0.0064" calcext:value-type="float">
            <text:p>0.0064</text:p>
          </table:table-cell>
        </table:table-row>
        <table:table-row table:style-name="ro1">
          <table:table-cell office:value-type="string" calcext:value-type="string">
            <text:p>MeshRenderer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849996" calcext:value-type="float">
            <text:p>0.02849996</text:p>
          </table:table-cell>
          <table:table-cell office:value-type="float" office:value="0.00009499988" calcext:value-type="float">
            <text:p>9.499988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387002" calcext:value-type="float">
            <text:p>0.1387002</text:p>
          </table:table-cell>
          <table:table-cell office:value-type="float" office:value="0.000462334" calcext:value-type="float">
            <text:p>0.000462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5" calcext:value-type="float">
            <text:p>0.0075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830005" calcext:value-type="float">
            <text:p>0.04830005</text:p>
          </table:table-cell>
          <table:table-cell office:value-type="float" office:value="0.0001610001" calcext:value-type="float">
            <text:p>0.000161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MeshRenderer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400004" calcext:value-type="float">
            <text:p>0.04400004</text:p>
          </table:table-cell>
          <table:table-cell office:value-type="float" office:value="0.0001466668" calcext:value-type="float">
            <text:p>0.0001466668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Missing Disk Data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ssing Streaming Tiles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behaviour.OnMouse_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9607002" calcext:value-type="float">
            <text:p>0.9607002</text:p>
          </table:table-cell>
          <table:table-cell office:value-type="float" office:value="0.003202334" calcext:value-type="float">
            <text:p>0.003202334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0168" calcext:value-type="float">
            <text:p>0.0168</text:p>
          </table:table-cell>
        </table:table-row>
        <table:table-row table:style-name="ro1">
          <table:table-cell office:value-type="string" calcext:value-type="string">
            <text:p>NavMeshManager</text:p>
          </table:table-cell>
          <table:table-cell office:value-type="string" calcext:value-type="string">
            <text:p>AI</text:p>
          </table:table-cell>
          <table:table-cell/>
          <table:table-cell office:value-type="float" office:value="0.01899998" calcext:value-type="float">
            <text:p>0.01899998</text:p>
          </table:table-cell>
          <table:table-cell office:value-type="float" office:value="0.00006333326" calcext:value-type="float">
            <text:p>6.3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Objec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ticles.Sync</text:p>
          </table:table-cell>
          <table:table-cell office:value-type="string" calcext:value-type="string">
            <text:p>Particles</text:p>
          </table:table-cell>
          <table:table-cell/>
          <table:table-cell office:value-type="float" office:value="0.01039999" calcext:value-type="float">
            <text:p>0.01039999</text:p>
          </table:table-cell>
          <table:table-cell office:value-type="float" office:value="0.00003466663" calcext:value-type="float">
            <text:p>3.46666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rticleSystem.EndUpdateAll</text:p>
          </table:table-cell>
          <table:table-cell office:value-type="string" calcext:value-type="string">
            <text:p>Particles</text:p>
          </table:table-cell>
          <table:table-cell/>
          <table:table-cell office:value-type="float" office:value="0.02459997" calcext:value-type="float">
            <text:p>0.02459997</text:p>
          </table:table-cell>
          <table:table-cell office:value-type="float" office:value="0.00008199989" calcext:value-type="float">
            <text:p>8.199989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articleSystem.Update</text:p>
          </table:table-cell>
          <table:table-cell office:value-type="string" calcext:value-type="string">
            <text:p>Particles</text:p>
          </table:table-cell>
          <table:table-cell/>
          <table:table-cell office:value-type="float" office:value="0.3716" calcext:value-type="float">
            <text:p>0.3716</text:p>
          </table:table-cell>
          <table:table-cell office:value-type="float" office:value="0.001238667" calcext:value-type="float">
            <text:p>0.001238667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173" calcext:value-type="float">
            <text:p>0.0173</text:p>
          </table:table-cell>
        </table:table-row>
        <table:table-row table:style-name="ro1">
          <table:table-cell office:value-type="string" calcext:value-type="string">
            <text:p>ParticleSystem.WaitForPreviousRenderingToFinish</text:p>
          </table:table-cell>
          <table:table-cell office:value-type="string" calcext:value-type="string">
            <text:p>Particles</text:p>
          </table:table-cell>
          <table:table-cell/>
          <table:table-cell office:value-type="float" office:value="0.03119996" calcext:value-type="float">
            <text:p>0.03119996</text:p>
          </table:table-cell>
          <table:table-cell office:value-type="float" office:value="0.0001039999" calcext:value-type="float">
            <text:p>0.0001039999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4780003" calcext:value-type="float">
            <text:p>0.04780003</text:p>
          </table:table-cell>
          <table:table-cell office:value-type="float" office:value="0.0001593334" calcext:value-type="float">
            <text:p>0.000159333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.Interpolation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.SyncColliderTransform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SyncRigidbodyTransform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11" calcext:value-type="float">
            <text:p>0.0011</text:p>
          </table:table-cell>
          <table:table-cell office:value-type="float" office:value="0.000003666667" calcext:value-type="float">
            <text:p>3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2389997" calcext:value-type="float">
            <text:p>0.02389997</text:p>
          </table:table-cell>
          <table:table-cell office:value-type="float" office:value="0.00007966657" calcext:value-type="float">
            <text:p>7.966657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hysics.UpdateCloth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1309999" calcext:value-type="float">
            <text:p>0.01309999</text:p>
          </table:table-cell>
          <table:table-cell office:value-type="float" office:value="0.00004366662" calcext:value-type="float">
            <text:p>4.3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hysics2D.InterpolatePos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5500001" calcext:value-type="float">
            <text:p>0.05500001</text:p>
          </table:table-cell>
          <table:table-cell office:value-type="float" office:value="0.0001833334" calcext:value-type="float">
            <text:p>0.000183333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hysics2D.Simulate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45" calcext:value-type="float">
            <text:p>0.004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Physics2D.SyncColliderTransformChang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7" calcext:value-type="float">
            <text:p>0.0007</text:p>
          </table:table-cell>
          <table:table-cell office:value-type="float" office:value="0.000002333333" calcext:value-type="float">
            <text:p>2.333333E-0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2D.SyncRigidbodyTransformChang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08" calcext:value-type="float">
            <text:p>0.0008</text:p>
          </table:table-cell>
          <table:table-cell office:value-type="float" office:value="0.000002666667" calcext:value-type="float">
            <text:p>2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hysics2D.SyncTransformChanges</text:p>
          </table:table-cell>
          <table:table-cell office:value-type="string" calcext:value-type="string">
            <text:p>Physics</text:p>
          </table:table-cell>
          <table:table-cell/>
          <table:table-cell office:value-type="float" office:value="0.0025" calcext:value-type="float">
            <text:p>0.0025</text:p>
          </table:table-cell>
          <table:table-cell office:value-type="float" office:value="0.000008333334" calcext:value-type="float">
            <text:p>8.333334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layerCleanupCachedData</text:p>
          </table:table-cell>
          <table:table-cell office:value-type="string" calcext:value-type="string">
            <text:p>GUI</text:p>
          </table:table-cell>
          <table:table-cell/>
          <table:table-cell office:value-type="float" office:value="0.1822997" calcext:value-type="float">
            <text:p>0.1822997</text:p>
          </table:table-cell>
          <table:table-cell office:value-type="float" office:value="0.0006076657" calcext:value-type="float">
            <text:p>0.0006076657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PlayerConnection.Poll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2700996" calcext:value-type="float">
            <text:p>0.2700996</text:p>
          </table:table-cell>
          <table:table-cell office:value-type="float" office:value="0.0009003319" calcext:value-type="float">
            <text:p>0.000900331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533" calcext:value-type="float">
            <text:p>0.0533</text:p>
          </table:table-cell>
        </table:table-row>
        <table:table-row table:style-name="ro1">
          <table:table-cell office:value-type="string" calcext:value-type="string">
            <text:p>PlayerEndOfFram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676" calcext:value-type="float">
            <text:p>0.2676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table:number-columns-repeated="2" office:value-type="string" calcext:value-type="string">
            <text:p>PlayerLoop</text:p>
          </table:table-cell>
          <table:table-cell/>
          <table:table-cell office:value-type="float" office:value="114.5301" calcext:value-type="float">
            <text:p>114.5301</text:p>
          </table:table-cell>
          <table:table-cell office:value-type="float" office:value="0.381767" calcext:value-type="float">
            <text:p>0.381767</text:p>
          </table:table-cell>
          <table:table-cell office:value-type="float" office:value="0.2728" calcext:value-type="float">
            <text:p>0.2728</text:p>
          </table:table-cell>
          <table:table-cell office:value-type="float" office:value="2.7752" calcext:value-type="float">
            <text:p>2.7752</text:p>
          </table:table-cell>
        </table:table-row>
        <table:table-row table:style-name="ro1">
          <table:table-cell office:value-type="string" calcext:value-type="string">
            <text:p>PostLateUpdate.BatchMod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309999" calcext:value-type="float">
            <text:p>0.03309999</text:p>
          </table:table-cell>
          <table:table-cell office:value-type="float" office:value="0.0001103333" calcext:value-type="float">
            <text:p>0.0001103333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ClearImmediateRendere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399999" calcext:value-type="float">
            <text:p>0.03399999</text:p>
          </table:table-cell>
          <table:table-cell office:value-type="float" office:value="0.0001133333" calcext:value-type="float">
            <text:p>0.000113333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DirectorLat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75001" calcext:value-type="float">
            <text:p>0.0775001</text:p>
          </table:table-cell>
          <table:table-cell office:value-type="float" office:value="0.0002583337" calcext:value-type="float">
            <text:p>0.000258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ostLateUpdate.DirectorRenderImag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900014" calcext:value-type="float">
            <text:p>0.08900014</text:p>
          </table:table-cell>
          <table:table-cell office:value-type="float" office:value="0.0002966671" calcext:value-type="float">
            <text:p>0.000296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string" calcext:value-type="string">
            <text:p>PostLateUpdate.EndGraphicsJobsAfterScriptLat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960004" calcext:value-type="float">
            <text:p>0.03960004</text:p>
          </table:table-cell>
          <table:table-cell office:value-type="float" office:value="0.0001320001" calcext:value-type="float">
            <text:p>0.000132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EnlightenRuntim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047" calcext:value-type="float">
            <text:p>0.1047</text:p>
          </table:table-cell>
          <table:table-cell office:value-type="float" office:value="0.0003489998" calcext:value-type="float">
            <text:p>0.000348999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PostLateUpdate.FinishFrameRendering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78.3222" calcext:value-type="float">
            <text:p>78.3222</text:p>
          </table:table-cell>
          <table:table-cell office:value-type="float" office:value="0.261074" calcext:value-type="float">
            <text:p>0.261074</text:p>
          </table:table-cell>
          <table:table-cell office:value-type="float" office:value="0.1797" calcext:value-type="float">
            <text:p>0.1797</text:p>
          </table:table-cell>
          <table:table-cell office:value-type="float" office:value="0.4857" calcext:value-type="float">
            <text:p>0.4857</text:p>
          </table:table-cell>
        </table:table-row>
        <table:table-row table:style-name="ro1">
          <table:table-cell office:value-type="string" calcext:value-type="string">
            <text:p>PostLateUpdate.GUIClearEvent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540003" calcext:value-type="float">
            <text:p>0.04540003</text:p>
          </table:table-cell>
          <table:table-cell office:value-type="float" office:value="0.0001513334" calcext:value-type="float">
            <text:p>0.000151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InputEnd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690002" calcext:value-type="float">
            <text:p>0.03690002</text:p>
          </table:table-cell>
          <table:table-cell office:value-type="float" office:value="0.0001230001" calcext:value-type="float">
            <text:p>0.000123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MemoryFrameMaintenanc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077997" calcext:value-type="float">
            <text:p>0.2077997</text:p>
          </table:table-cell>
          <table:table-cell office:value-type="float" office:value="0.0006926656" calcext:value-type="float">
            <text:p>0.00069266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PostLateUpdate.ParticleSystemEndUpdateAll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64" calcext:value-type="float">
            <text:p>0.0564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PhysicsSkinnedClothBegin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840006" calcext:value-type="float">
            <text:p>0.07840006</text:p>
          </table:table-cell>
          <table:table-cell office:value-type="float" office:value="0.0002613335" calcext:value-type="float">
            <text:p>0.000261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ostLateUpdate.PhysicsSkinnedClothFinish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6600007" calcext:value-type="float">
            <text:p>0.06600007</text:p>
          </table:table-cell>
          <table:table-cell office:value-type="float" office:value="0.0002200002" calcext:value-type="float">
            <text:p>0.000220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2" calcext:value-type="float">
            <text:p>0.0052</text:p>
          </table:table-cell>
        </table:table-row>
        <table:table-row table:style-name="ro1">
          <table:table-cell office:value-type="string" calcext:value-type="string">
            <text:p>PostLateUpdate.PlayerEmitCanvasGeometry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364997" calcext:value-type="float">
            <text:p>0.2364997</text:p>
          </table:table-cell>
          <table:table-cell office:value-type="float" office:value="0.0007883324" calcext:value-type="float">
            <text:p>0.000788332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ostLateUpdate.PlayerSendFrameComple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934002" calcext:value-type="float">
            <text:p>0.2934002</text:p>
          </table:table-cell>
          <table:table-cell office:value-type="float" office:value="0.0009780007" calcext:value-type="float">
            <text:p>0.000978000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ostLateUpdate.PlayerSendFramePostPresen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800003" calcext:value-type="float">
            <text:p>0.04800003</text:p>
          </table:table-cell>
          <table:table-cell office:value-type="float" office:value="0.0001600001" calcext:value-type="float">
            <text:p>0.000160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PlayerSendFrameStarted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7579" calcext:value-type="float">
            <text:p>0.7579</text:p>
          </table:table-cell>
          <table:table-cell office:value-type="float" office:value="0.002526333" calcext:value-type="float">
            <text:p>0.002526333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0282" calcext:value-type="float">
            <text:p>0.0282</text:p>
          </table:table-cell>
        </table:table-row>
        <table:table-row table:style-name="ro1">
          <table:table-cell office:value-type="string" calcext:value-type="string">
            <text:p>PostLateUpdate.PlayerUpdateCanvas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3380003" calcext:value-type="float">
            <text:p>0.3380003</text:p>
          </table:table-cell>
          <table:table-cell office:value-type="float" office:value="0.001126668" calcext:value-type="float">
            <text:p>0.00112666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17" calcext:value-type="float">
            <text:p>0.0117</text:p>
          </table:table-cell>
        </table:table-row>
        <table:table-row table:style-name="ro1">
          <table:table-cell office:value-type="string" calcext:value-type="string">
            <text:p>PostLateUpdate.PresentAfterDraw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5830005" calcext:value-type="float">
            <text:p>0.5830005</text:p>
          </table:table-cell>
          <table:table-cell office:value-type="float" office:value="0.001943335" calcext:value-type="float">
            <text:p>0.00194333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65" calcext:value-type="float">
            <text:p>0.0065</text:p>
          </table:table-cell>
        </table:table-row>
        <table:table-row table:style-name="ro1">
          <table:table-cell office:value-type="string" calcext:value-type="string">
            <text:p>PostLateUpdate.ProfilerEnd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4.921699" calcext:value-type="float">
            <text:p>4.921699</text:p>
          </table:table-cell>
          <table:table-cell office:value-type="float" office:value="0.01640566" calcext:value-type="float">
            <text:p>0.01640566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467" calcext:value-type="float">
            <text:p>0.0467</text:p>
          </table:table-cell>
        </table:table-row>
        <table:table-row table:style-name="ro1">
          <table:table-cell office:value-type="string" calcext:value-type="string">
            <text:p>PostLateUpdate.ProfilerSynchronizeStat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640004" calcext:value-type="float">
            <text:p>0.03640004</text:p>
          </table:table-cell>
          <table:table-cell office:value-type="float" office:value="0.0001213335" calcext:value-type="float">
            <text:p>0.000121333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ostLateUpdate.ResetInputAxi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529998" calcext:value-type="float">
            <text:p>0.01529998</text:p>
          </table:table-cell>
          <table:table-cell office:value-type="float" office:value="0.00005099994" calcext:value-type="float">
            <text:p>5.099994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PostLateUpdate.ScriptRunDelayedDynamicFrameR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200012" calcext:value-type="float">
            <text:p>0.07200012</text:p>
          </table:table-cell>
          <table:table-cell office:value-type="float" office:value="0.0002400004" calcext:value-type="float">
            <text:p>0.000240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PostLateUpdate.ShaderHandleErro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039996" calcext:value-type="float">
            <text:p>0.03039996</text:p>
          </table:table-cell>
          <table:table-cell office:value-type="float" office:value="0.0001013332" calcext:value-type="float">
            <text:p>0.000101333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SortingGroups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020001" calcext:value-type="float">
            <text:p>0.05020001</text:p>
          </table:table-cell>
          <table:table-cell office:value-type="float" office:value="0.0001673334" calcext:value-type="float">
            <text:p>0.000167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ostLateUpdate.TriggerEndOfFrameCallback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399999" calcext:value-type="float">
            <text:p>0.03399999</text:p>
          </table:table-cell>
          <table:table-cell office:value-type="float" office:value="0.0001133333" calcext:value-type="float">
            <text:p>0.0001133333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ostLateUpdate.UpdateAllRendere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9894004" calcext:value-type="float">
            <text:p>0.9894004</text:p>
          </table:table-cell>
          <table:table-cell office:value-type="float" office:value="0.003298002" calcext:value-type="float">
            <text:p>0.003298002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24" calcext:value-type="float">
            <text:p>0.0124</text:p>
          </table:table-cell>
        </table:table-row>
        <table:table-row table:style-name="ro1">
          <table:table-cell office:value-type="string" calcext:value-type="string">
            <text:p>PostLateUpdate.UpdateAllSkinnedMesh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160012" calcext:value-type="float">
            <text:p>0.07160012</text:p>
          </table:table-cell>
          <table:table-cell office:value-type="float" office:value="0.0002386671" calcext:value-type="float">
            <text:p>0.000238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PostLateUpdate.UpdateAudio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8207997" calcext:value-type="float">
            <text:p>0.8207997</text:p>
          </table:table-cell>
          <table:table-cell office:value-type="float" office:value="0.002735999" calcext:value-type="float">
            <text:p>0.002735999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ostLateUpdate.UpdateCaptureScreensho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799998" calcext:value-type="float">
            <text:p>0.01799998</text:p>
          </table:table-cell>
          <table:table-cell office:value-type="float" office:value="0.00005999993" calcext:value-type="float">
            <text:p>5.9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ostLateUpdate.UpdateCustomRenderTextur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3685" calcext:value-type="float">
            <text:p>0.3685</text:p>
          </table:table-cell>
          <table:table-cell office:value-type="float" office:value="0.001228333" calcext:value-type="float">
            <text:p>0.001228333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125" calcext:value-type="float">
            <text:p>0.0125</text:p>
          </table:table-cell>
        </table:table-row>
        <table:table-row table:style-name="ro1">
          <table:table-cell office:value-type="string" calcext:value-type="string">
            <text:p>PostLateUpdate.UpdateLightProbeProxyVolum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992999" calcext:value-type="float">
            <text:p>0.0992999</text:p>
          </table:table-cell>
          <table:table-cell office:value-type="float" office:value="0.0003309997" calcext:value-type="float">
            <text:p>0.000330999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PostLateUpdate.UpdateRectTransform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490011" calcext:value-type="float">
            <text:p>0.07490011</text:p>
          </table:table-cell>
          <table:table-cell office:value-type="float" office:value="0.000249667" calcext:value-type="float">
            <text:p>0.000249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PostLateUpdate.UpdateResolutio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550002" calcext:value-type="float">
            <text:p>0.03550002</text:p>
          </table:table-cell>
          <table:table-cell office:value-type="float" office:value="0.0001183334" calcext:value-type="float">
            <text:p>0.0001183334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UpdateVideo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519998" calcext:value-type="float">
            <text:p>0.05519998</text:p>
          </table:table-cell>
          <table:table-cell office:value-type="float" office:value="0.0001839999" calcext:value-type="float">
            <text:p>0.0001839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UpdateVideoTextur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5730003" calcext:value-type="float">
            <text:p>0.05730003</text:p>
          </table:table-cell>
          <table:table-cell office:value-type="float" office:value="0.0001910001" calcext:value-type="float">
            <text:p>0.000191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PostLateUpdate.VFX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910001" calcext:value-type="float">
            <text:p>0.04910001</text:p>
          </table:table-cell>
          <table:table-cell office:value-type="float" office:value="0.0001636667" calcext:value-type="float">
            <text:p>0.000163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XRPostLat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969998" calcext:value-type="float">
            <text:p>0.01969998</text:p>
          </table:table-cell>
          <table:table-cell office:value-type="float" office:value="0.00006566659" calcext:value-type="float">
            <text:p>6.566659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ostLateUpdate.XRPreEndFra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749998" calcext:value-type="float">
            <text:p>0.01749998</text:p>
          </table:table-cell>
          <table:table-cell office:value-type="float" office:value="0.00005833327" calcext:value-type="float">
            <text:p>5.8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reLateUpdate.AIUpdatePostScrip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170005" calcext:value-type="float">
            <text:p>0.04170005</text:p>
          </table:table-cell>
          <table:table-cell office:value-type="float" office:value="0.0001390002" calcext:value-type="float">
            <text:p>0.0001390002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reLateUpdate.ConstraintManage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137999" calcext:value-type="float">
            <text:p>0.1137999</text:p>
          </table:table-cell>
          <table:table-cell office:value-type="float" office:value="0.0003793328" calcext:value-type="float">
            <text:p>0.0003793328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reLateUpdate.DirectorDeferredEvalu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319999" calcext:value-type="float">
            <text:p>0.03319999</text:p>
          </table:table-cell>
          <table:table-cell office:value-type="float" office:value="0.0001106666" calcext:value-type="float">
            <text:p>0.0001106666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reLateUpdate.DirectorUpdateAnimationBegin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6520002" calcext:value-type="float">
            <text:p>0.06520002</text:p>
          </table:table-cell>
          <table:table-cell office:value-type="float" office:value="0.0002173334" calcext:value-type="float">
            <text:p>0.000217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PreLateUpdate.DirectorUpdateAnimationEnd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6070002" calcext:value-type="float">
            <text:p>0.06070002</text:p>
          </table:table-cell>
          <table:table-cell office:value-type="float" office:value="0.0002023334" calcext:value-type="float">
            <text:p>0.000202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eLateUpdate.EndGraphicsJobsAfterScript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1.5925" calcext:value-type="float">
            <text:p>1.5925</text:p>
          </table:table-cell>
          <table:table-cell office:value-type="float" office:value="0.005308335" calcext:value-type="float">
            <text:p>0.005308335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0584" calcext:value-type="float">
            <text:p>0.0584</text:p>
          </table:table-cell>
        </table:table-row>
        <table:table-row table:style-name="ro1">
          <table:table-cell office:value-type="string" calcext:value-type="string">
            <text:p>PreLateUpdate.LegacyAnimation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590002" calcext:value-type="float">
            <text:p>0.03590002</text:p>
          </table:table-cell>
          <table:table-cell office:value-type="float" office:value="0.0001196667" calcext:value-type="float">
            <text:p>0.0001196667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eLateUpdate.ParticleSystemBeginUpdateAll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4069" calcext:value-type="float">
            <text:p>0.4069</text:p>
          </table:table-cell>
          <table:table-cell office:value-type="float" office:value="0.001356333" calcext:value-type="float">
            <text:p>0.001356333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175" calcext:value-type="float">
            <text:p>0.0175</text:p>
          </table:table-cell>
        </table:table-row>
        <table:table-row table:style-name="ro1">
          <table:table-cell office:value-type="string" calcext:value-type="string">
            <text:p>PreLateUpdate.Physics2DLat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4190006" calcext:value-type="float">
            <text:p>0.04190006</text:p>
          </table:table-cell>
          <table:table-cell office:value-type="float" office:value="0.0001396669" calcext:value-type="float">
            <text:p>0.000139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reLateUpdate.ScriptRunBehaviourLate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410009" calcext:value-type="float">
            <text:p>0.08410009</text:p>
          </table:table-cell>
          <table:table-cell office:value-type="float" office:value="0.0002803336" calcext:value-type="float">
            <text:p>0.000280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38" calcext:value-type="float">
            <text:p>0.0038</text:p>
          </table:table-cell>
        </table:table-row>
        <table:table-row table:style-name="ro1">
          <table:table-cell office:value-type="string" calcext:value-type="string">
            <text:p>Preload Single Step</text:p>
          </table:table-cell>
          <table:table-cell office:value-type="string" calcext:value-type="string">
            <text:p>Loading</text:p>
          </table:table-cell>
          <table:table-cell/>
          <table:table-cell office:value-type="float" office:value="0.03610003" calcext:value-type="float">
            <text:p>0.03610003</text:p>
          </table:table-cell>
          <table:table-cell office:value-type="float" office:value="0.0001203334" calcext:value-type="float">
            <text:p>0.0001203334</text:p>
          </table:table-cell>
          <table:table-cell office:value-type="float" office:value="0" calcext:value-type="float">
            <text:p>0</text:p>
          </table:table-cell>
          <table:table-cell office:value-type="float" office:value="0.0018" calcext:value-type="float">
            <text:p>0.0018</text:p>
          </table:table-cell>
        </table:table-row>
        <table:table-row table:style-name="ro1">
          <table:table-cell office:value-type="string" calcext:value-type="string">
            <text:p>PrepareSceneCullingParameter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4790002" calcext:value-type="float">
            <text:p>0.4790002</text:p>
          </table:table-cell>
          <table:table-cell office:value-type="float" office:value="0.001596667" calcext:value-type="float">
            <text:p>0.001596667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86" calcext:value-type="float">
            <text:p>0.0086</text:p>
          </table:table-cell>
        </table:table-row>
        <table:table-row table:style-name="ro1">
          <table:table-cell office:value-type="string" calcext:value-type="string">
            <text:p>PrepareSceneNod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2.719199" calcext:value-type="float">
            <text:p>2.719199</text:p>
          </table:table-cell>
          <table:table-cell office:value-type="float" office:value="0.009063997" calcext:value-type="float">
            <text:p>0.009063997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378" calcext:value-type="float">
            <text:p>0.0378</text:p>
          </table:table-cell>
        </table:table-row>
        <table:table-row table:style-name="ro1">
          <table:table-cell office:value-type="string" calcext:value-type="string">
            <text:p>PrepareSceneNodesCombineJob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PrepareSceneNodesJob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06" calcext:value-type="float">
            <text:p>0.00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repareSceneNodesSetUp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680013" calcext:value-type="float">
            <text:p>0.06680013</text:p>
          </table:table-cell>
          <table:table-cell office:value-type="float" office:value="0.0002226671" calcext:value-type="float">
            <text:p>0.0002226671</text:p>
          </table:table-cell>
          <table:table-cell office:value-type="float" office:value="0" calcext:value-type="float">
            <text:p>0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4303003" calcext:value-type="float">
            <text:p>0.4303003</text:p>
          </table:table-cell>
          <table:table-cell office:value-type="float" office:value="0.001434334" calcext:value-type="float">
            <text:p>0.001434334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579999" calcext:value-type="float">
            <text:p>0.2579999</text:p>
          </table:table-cell>
          <table:table-cell office:value-type="float" office:value="0.0008599996" calcext:value-type="float">
            <text:p>0.0008599996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416998" calcext:value-type="float">
            <text:p>0.2416998</text:p>
          </table:table-cell>
          <table:table-cell office:value-type="float" office:value="0.000805666" calcext:value-type="float">
            <text:p>0.00080566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78" calcext:value-type="float">
            <text:p>0.0078</text:p>
          </table:table-cell>
        </table:table-row>
        <table:table-row table:style-name="ro1">
          <table:table-cell office:value-type="string" calcext:value-type="string">
            <text:p>Prepare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510004" calcext:value-type="float">
            <text:p>0.04510004</text:p>
          </table:table-cell>
          <table:table-cell office:value-type="float" office:value="0.0001503334" calcext:value-type="float">
            <text:p>0.0001503334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reUpdate.AI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499" calcext:value-type="float">
            <text:p>0.1499</text:p>
          </table:table-cell>
          <table:table-cell office:value-type="float" office:value="0.0004996668" calcext:value-type="float">
            <text:p>0.000499666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PreUpdate.CheckTexFieldInput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469998" calcext:value-type="float">
            <text:p>0.01469998</text:p>
          </table:table-cell>
          <table:table-cell office:value-type="float" office:value="0.00004899995" calcext:value-type="float">
            <text:p>4.899995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PreUpdate.IMGUISendQueuedEvent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6650006" calcext:value-type="float">
            <text:p>0.06650006</text:p>
          </table:table-cell>
          <table:table-cell office:value-type="float" office:value="0.0002216669" calcext:value-type="float">
            <text:p>0.0002216669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PreUpdate.NewInput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4333003" calcext:value-type="float">
            <text:p>0.4333003</text:p>
          </table:table-cell>
          <table:table-cell office:value-type="float" office:value="0.001444334" calcext:value-type="float">
            <text:p>0.001444334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82" calcext:value-type="float">
            <text:p>0.0082</text:p>
          </table:table-cell>
        </table:table-row>
        <table:table-row table:style-name="ro1">
          <table:table-cell office:value-type="string" calcext:value-type="string">
            <text:p>PreUpdate.Physics2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420001" calcext:value-type="float">
            <text:p>0.1420001</text:p>
          </table:table-cell>
          <table:table-cell office:value-type="float" office:value="0.0004733337" calcext:value-type="float">
            <text:p>0.000473333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2" calcext:value-type="float">
            <text:p>0.0022</text:p>
          </table:table-cell>
        </table:table-row>
        <table:table-row table:style-name="ro1">
          <table:table-cell office:value-type="string" calcext:value-type="string">
            <text:p>PreUpdate.Physics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8750003" calcext:value-type="float">
            <text:p>0.08750003</text:p>
          </table:table-cell>
          <table:table-cell office:value-type="float" office:value="0.0002916668" calcext:value-type="float">
            <text:p>0.000291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PreUpdate.SendMouseEvent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1.003799" calcext:value-type="float">
            <text:p>1.003799</text:p>
          </table:table-cell>
          <table:table-cell office:value-type="float" office:value="0.003345998" calcext:value-type="float">
            <text:p>0.003345998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PreUpdate.UpdateVideo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9900001" calcext:value-type="float">
            <text:p>0.09900001</text:p>
          </table:table-cell>
          <table:table-cell office:value-type="float" office:value="0.00033" calcext:value-type="float">
            <text:p>0.000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reUpdate.Wind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630017" calcext:value-type="float">
            <text:p>0.07630017</text:p>
          </table:table-cell>
          <table:table-cell office:value-type="float" office:value="0.0002543339" calcext:value-type="float">
            <text:p>0.000254333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Profiler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iler.CollectAudio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6531007" calcext:value-type="float">
            <text:p>0.6531007</text:p>
          </table:table-cell>
          <table:table-cell office:value-type="float" office:value="0.002177002" calcext:value-type="float">
            <text:p>0.002177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16" calcext:value-type="float">
            <text:p>0.0116</text:p>
          </table:table-cell>
        </table:table-row>
        <table:table-row table:style-name="ro1">
          <table:table-cell office:value-type="string" calcext:value-type="string">
            <text:p>Profiler.CollectGI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04590002" calcext:value-type="float">
            <text:p>0.04590002</text:p>
          </table:table-cell>
          <table:table-cell office:value-type="float" office:value="0.0001530001" calcext:value-type="float">
            <text:p>0.000153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rofiler.CollectLegacy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1.5303" calcext:value-type="float">
            <text:p>1.5303</text:p>
          </table:table-cell>
          <table:table-cell office:value-type="float" office:value="0.005101" calcext:value-type="float">
            <text:p>0.005101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231" calcext:value-type="float">
            <text:p>0.0231</text:p>
          </table:table-cell>
        </table:table-row>
        <table:table-row table:style-name="ro1">
          <table:table-cell office:value-type="string" calcext:value-type="string">
            <text:p>Profiler.CollectPhysics2D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08490005" calcext:value-type="float">
            <text:p>0.08490005</text:p>
          </table:table-cell>
          <table:table-cell office:value-type="float" office:value="0.0002830002" calcext:value-type="float">
            <text:p>0.000283000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Profiler.CollectPhysics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1248999" calcext:value-type="float">
            <text:p>0.1248999</text:p>
          </table:table-cell>
          <table:table-cell office:value-type="float" office:value="0.000416333" calcext:value-type="float">
            <text:p>0.0004163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Profiler.CollectUICanvas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03009996" calcext:value-type="float">
            <text:p>0.03009996</text:p>
          </table:table-cell>
          <table:table-cell office:value-type="float" office:value="0.0001003332" calcext:value-type="float">
            <text:p>0.0001003332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Profiler.CollectVideo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08120009" calcext:value-type="float">
            <text:p>0.08120009</text:p>
          </table:table-cell>
          <table:table-cell office:value-type="float" office:value="0.000270667" calcext:value-type="float">
            <text:p>0.000270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rofiler.FlushCounter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4.880401" calcext:value-type="float">
            <text:p>4.880401</text:p>
          </table:table-cell>
          <table:table-cell office:value-type="float" office:value="0.016268" calcext:value-type="float">
            <text:p>0.016268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465" calcext:value-type="float">
            <text:p>0.0465</text:p>
          </table:table-cell>
        </table:table-row>
        <table:table-row table:style-name="ro1">
          <table:table-cell office:value-type="string" calcext:value-type="string">
            <text:p>Profiler.FlushCountersWithFlushOnEndOfFrame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2985004" calcext:value-type="float">
            <text:p>0.2985004</text:p>
          </table:table-cell>
          <table:table-cell office:value-type="float" office:value="0.0009950012" calcext:value-type="float">
            <text:p>0.0009950012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 office:value-type="string" calcext:value-type="string">
            <text:p>Profiler.FlushMemoryCounter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2.9357" calcext:value-type="float">
            <text:p>2.9357</text:p>
          </table:table-cell>
          <table:table-cell office:value-type="float" office:value="0.009785667" calcext:value-type="float">
            <text:p>0.009785667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4" calcext:value-type="float">
            <text:p>0.0234</text:p>
          </table:table-cell>
        </table:table-row>
        <table:table-row table:style-name="ro1">
          <table:table-cell office:value-type="string" calcext:value-type="string">
            <text:p>Profiler.SerializeStats</text:p>
          </table:table-cell>
          <table:table-cell office:value-type="string" calcext:value-type="string">
            <text:p>Overhead</text:p>
          </table:table-cell>
          <table:table-cell/>
          <table:table-cell office:value-type="float" office:value="0.278" calcext:value-type="float">
            <text:p>0.278</text:p>
          </table:table-cell>
          <table:table-cell office:value-type="float" office:value="0.0009266668" calcext:value-type="float">
            <text:p>0.0009266668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Read From Disk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7630009" calcext:value-type="float">
            <text:p>0.07630009</text:p>
          </table:table-cell>
          <table:table-cell office:value-type="float" office:value="0.0002543336" calcext:value-type="float">
            <text:p>0.000254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68" calcext:value-type="float">
            <text:p>0.0068</text:p>
          </table:table-cell>
        </table:table-row>
        <table:table-row table:style-name="ro1">
          <table:table-cell office:value-type="string" calcext:value-type="string">
            <text:p>ReflectionProbeAnchorManager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480005" calcext:value-type="float">
            <text:p>0.04480005</text:p>
          </table:table-cell>
          <table:table-cell office:value-type="float" office:value="0.0001493335" calcext:value-type="float">
            <text:p>0.0001493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179999" calcext:value-type="float">
            <text:p>0.01179999</text:p>
          </table:table-cell>
          <table:table-cell office:value-type="float" office:value="0.0000393333" calcext:value-type="float">
            <text:p>3.93333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flectionProbeAnchorPosition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8199994" calcext:value-type="float">
            <text:p>0.008199994</text:p>
          </table:table-cell>
          <table:table-cell office:value-type="float" office:value="0.00002733332" calcext:value-type="float">
            <text:p>2.73333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flectionProbes.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026001" calcext:value-type="float">
            <text:p>0.2026001</text:p>
          </table:table-cell>
          <table:table-cell office:value-type="float" office:value="0.0006753335" calcext:value-type="float">
            <text:p>0.000675333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54" calcext:value-type="float">
            <text:p>0.0054</text:p>
          </table:table-cell>
        </table:table-row>
        <table:table-row table:style-name="ro1">
          <table:table-cell office:value-type="string" calcext:value-type="string">
            <text:p>Renderers.OncePerFram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662" calcext:value-type="float">
            <text:p>0.0662</text:p>
          </table:table-cell>
          <table:table-cell office:value-type="float" office:value="0.0002206667" calcext:value-type="float">
            <text:p>0.000220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7887852" calcext:value-type="float">
            <text:p>0.7887852</text:p>
          </table:table-cell>
          <table:table-cell office:value-type="float" office:value="0.002629284" calcext:value-type="float">
            <text:p>0.002629284</text:p>
          </table:table-cell>
          <table:table-cell office:value-type="float" office:value="0" calcext:value-type="float">
            <text:p>0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2609023" calcext:value-type="float">
            <text:p>0.2609023</text:p>
          </table:table-cell>
          <table:table-cell office:value-type="float" office:value="0.0008696743" calcext:value-type="float">
            <text:p>0.000869674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837006" calcext:value-type="float">
            <text:p>0.1837006</text:p>
          </table:table-cell>
          <table:table-cell office:value-type="float" office:value="0.0006123355" calcext:value-type="float">
            <text:p>0.0006123355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5730009" calcext:value-type="float">
            <text:p>0.05730009</text:p>
          </table:table-cell>
          <table:table-cell office:value-type="float" office:value="0.0001910003" calcext:value-type="float">
            <text:p>0.000191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500005" calcext:value-type="float">
            <text:p>0.04500005</text:p>
          </table:table-cell>
          <table:table-cell office:value-type="float" office:value="0.0001500002" calcext:value-type="float">
            <text:p>0.0001500002</text:p>
          </table:table-cell>
          <table:table-cell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string" calcext:value-type="string">
            <text:p>RenderLoop.CleanupNodeQueu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500003" calcext:value-type="float">
            <text:p>0.04500003</text:p>
          </table:table-cell>
          <table:table-cell office:value-type="float" office:value="0.0001500001" calcext:value-type="float">
            <text:p>0.0001500001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301" calcext:value-type="float">
            <text:p>1.301</text:p>
          </table:table-cell>
          <table:table-cell office:value-type="float" office:value="0.004336666" calcext:value-type="float">
            <text:p>0.00433666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118" calcext:value-type="float">
            <text:p>0.0118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0998" calcext:value-type="float">
            <text:p>1.0998</text:p>
          </table:table-cell>
          <table:table-cell office:value-type="float" office:value="0.003666" calcext:value-type="float">
            <text:p>0.003666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42" calcext:value-type="float">
            <text:p>0.0142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460199" calcext:value-type="float">
            <text:p>1.460199</text:p>
          </table:table-cell>
          <table:table-cell office:value-type="float" office:value="0.00486733" calcext:value-type="float">
            <text:p>0.0048673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RenderLoop.ScheduleDraw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2072" calcext:value-type="float">
            <text:p>1.2072</text:p>
          </table:table-cell>
          <table:table-cell office:value-type="float" office:value="0.004024001" calcext:value-type="float">
            <text:p>0.004024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43" calcext:value-type="float">
            <text:p>0.0143</text:p>
          </table:table-cell>
        </table:table-row>
        <table:table-row table:style-name="ro1">
          <table:table-cell office:value-type="string" calcext:value-type="string">
            <text:p>RenderPassBlock.After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1609998" calcext:value-type="float">
            <text:p>0.01609998</text:p>
          </table:table-cell>
          <table:table-cell office:value-type="float" office:value="0.0000536666" calcext:value-type="float">
            <text:p>5.3666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nderPassBlock.Before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1439998" calcext:value-type="float">
            <text:p>0.01439998</text:p>
          </table:table-cell>
          <table:table-cell office:value-type="float" office:value="0.00004799995" calcext:value-type="float">
            <text:p>4.799995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nderPassBlock.MainRenderingOpaqu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1889998" calcext:value-type="float">
            <text:p>0.01889998</text:p>
          </table:table-cell>
          <table:table-cell office:value-type="float" office:value="0.00006299993" calcext:value-type="float">
            <text:p>6.29999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RenderPassBlock.MainRenderingTransparent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1719998" calcext:value-type="float">
            <text:p>0.01719998</text:p>
          </table:table-cell>
          <table:table-cell office:value-type="float" office:value="0.00005733327" calcext:value-type="float">
            <text:p>5.7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RenderTexture.GarbageCollectTemporary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7130013" calcext:value-type="float">
            <text:p>0.07130013</text:p>
          </table:table-cell>
          <table:table-cell office:value-type="float" office:value="0.0002376671" calcext:value-type="float">
            <text:p>0.000237667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7" calcext:value-type="float">
            <text:p>0.0007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240014" calcext:value-type="float">
            <text:p>0.04240014</text:p>
          </table:table-cell>
          <table:table-cell office:value-type="float" office:value="0.0001413338" calcext:value-type="float">
            <text:p>0.0001413338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nderTexture.SetActiv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029997" calcext:value-type="float">
            <text:p>0.02029997</text:p>
          </table:table-cell>
          <table:table-cell office:value-type="float" office:value="0.00006766658" calcext:value-type="float">
            <text:p>6.76665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equired Tiles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ne Object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eneCulling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7.467299" calcext:value-type="float">
            <text:p>7.467299</text:p>
          </table:table-cell>
          <table:table-cell office:value-type="float" office:value="0.024891" calcext:value-type="float">
            <text:p>0.024891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229" calcext:value-type="float">
            <text:p>0.1229</text:p>
          </table:table-cell>
        </table:table-row>
        <table:table-row table:style-name="ro1">
          <table:table-cell office:value-type="string" calcext:value-type="string">
            <text:p>SceneNodesInitJob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014" calcext:value-type="float">
            <text:p>0.0014</text:p>
          </table:table-cell>
          <table:table-cell office:value-type="float" office:value="0.000004666667" calcext:value-type="float">
            <text:p>4.666667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cheduleCullingGroup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349997" calcext:value-type="float">
            <text:p>0.02349997</text:p>
          </table:table-cell>
          <table:table-cell office:value-type="float" office:value="0.00007833323" calcext:value-type="float">
            <text:p>7.833323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criptableRenderer.ClearRenderingStat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4390004" calcext:value-type="float">
            <text:p>0.04390004</text:p>
          </table:table-cell>
          <table:table-cell office:value-type="float" office:value="0.0001463334" calcext:value-type="float">
            <text:p>0.000146333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ScriptableRenderer.Execute: URPForwarder_Renderer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3.6151" calcext:value-type="float">
            <text:p>13.6151</text:p>
          </table:table-cell>
          <table:table-cell office:value-type="float" office:value="0.04538366" calcext:value-type="float">
            <text:p>0.04538366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1272" calcext:value-type="float">
            <text:p>0.1272</text:p>
          </table:table-cell>
        </table:table-row>
        <table:table-row table:style-name="ro1">
          <table:table-cell office:value-type="string" calcext:value-type="string">
            <text:p>ScriptableRenderer.InternalFinish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067997" calcext:value-type="float">
            <text:p>0.2067997</text:p>
          </table:table-cell>
          <table:table-cell office:value-type="float" office:value="0.0006893322" calcext:value-type="float">
            <text:p>0.0006893322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ScriptableRenderer.InternalStartRendering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4192002" calcext:value-type="float">
            <text:p>0.4192002</text:p>
          </table:table-cell>
          <table:table-cell office:value-type="float" office:value="0.001397334" calcext:value-type="float">
            <text:p>0.001397334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 office:value-type="string" calcext:value-type="string">
            <text:p>ScriptableRenderer.SetPerCameraShaderVariable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539" calcext:value-type="float">
            <text:p>0.0539</text:p>
          </table:table-cell>
          <table:table-cell office:value-type="float" office:value="0.0001796666" calcext:value-type="float">
            <text:p>0.0001796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criptableRenderer.Setup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1719998" calcext:value-type="float">
            <text:p>0.01719998</text:p>
          </table:table-cell>
          <table:table-cell office:value-type="float" office:value="0.00005733327" calcext:value-type="float">
            <text:p>5.7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criptableRenderer.SetupCullingParameter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409997" calcext:value-type="float">
            <text:p>0.02409997</text:p>
          </table:table-cell>
          <table:table-cell office:value-type="float" office:value="0.00008033324" calcext:value-type="float">
            <text:p>8.033324E-05</text:p>
          </table:table-cell>
          <table:table-cell office:value-type="float" office:value="0" calcext:value-type="float">
            <text:p>0</text:p>
          </table:table-cell>
          <table:table-cell office:value-type="float" office:value="0.0033" calcext:value-type="float">
            <text:p>0.0033</text:p>
          </table:table-cell>
        </table:table-row>
        <table:table-row table:style-name="ro1">
          <table:table-cell office:value-type="string" calcext:value-type="string">
            <text:p>ScriptableRenderer.SetupLigh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189997" calcext:value-type="float">
            <text:p>0.02189997</text:p>
          </table:table-cell>
          <table:table-cell office:value-type="float" office:value="0.00007299991" calcext:value-type="float">
            <text:p>7.2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criptableRenderPass.Configure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7202992" calcext:value-type="float">
            <text:p>0.7202992</text:p>
          </table:table-cell>
          <table:table-cell office:value-type="float" office:value="0.002400998" calcext:value-type="float">
            <text:p>0.002400998</text:p>
          </table:table-cell>
          <table:table-cell office:value-type="float" office:value="0" calcext:value-type="float">
            <text:p>0</text:p>
          </table:table-cell>
          <table:table-cell office:value-type="float" office:value="0.0072" calcext:value-type="float">
            <text:p>0.0072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6.039598" calcext:value-type="float">
            <text:p>6.039598</text:p>
          </table:table-cell>
          <table:table-cell office:value-type="float" office:value="0.02013199" calcext:value-type="float">
            <text:p>0.02013199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208" calcext:value-type="float">
            <text:p>0.1208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1.860901" calcext:value-type="float">
            <text:p>1.860901</text:p>
          </table:table-cell>
          <table:table-cell office:value-type="float" office:value="0.006203003" calcext:value-type="float">
            <text:p>0.006203003</text:p>
          </table:table-cell>
          <table:table-cell office:value-type="float" office:value="0" calcext:value-type="float">
            <text:p>0</text:p>
          </table:table-cell>
          <table:table-cell office:value-type="float" office:value="0.1054" calcext:value-type="float">
            <text:p>0.1054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1344" calcext:value-type="float">
            <text:p>0.1344</text:p>
          </table:table-cell>
          <table:table-cell office:value-type="float" office:value="0.0004480001" calcext:value-type="float">
            <text:p>0.000448000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emaphore.WaitForSignal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119" calcext:value-type="float">
            <text:p>0.0119</text:p>
          </table:table-cell>
          <table:table-cell office:value-type="float" office:value="0.00003966667" calcext:value-type="float">
            <text:p>3.966667E-05</text:p>
          </table:table-cell>
          <table:table-cell office:value-type="float" office:value="0" calcext:value-type="float">
            <text:p>0</text:p>
          </table:table-cell>
          <table:table-cell office:value-type="float" office:value="0.0051" calcext:value-type="float">
            <text:p>0.0051</text:p>
          </table:table-cell>
        </table:table-row>
        <table:table-row table:style-name="ro1">
          <table:table-cell office:value-type="string" calcext:value-type="string">
            <text:p>Setup Camera Parameter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612" calcext:value-type="float">
            <text:p>0.1612</text:p>
          </table:table-cell>
          <table:table-cell office:value-type="float" office:value="0.0005373334" calcext:value-type="float">
            <text:p>0.0005373334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Setup Light Constant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8140007" calcext:value-type="float">
            <text:p>0.08140007</text:p>
          </table:table-cell>
          <table:table-cell office:value-type="float" office:value="0.0002713336" calcext:value-type="float">
            <text:p>0.0002713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333" calcext:value-type="float">
            <text:p>0.0333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0.0076" calcext:value-type="float">
            <text:p>0.0076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829996" calcext:value-type="float">
            <text:p>0.02829996</text:p>
          </table:table-cell>
          <table:table-cell office:value-type="float" office:value="0.00009433321" calcext:value-type="float">
            <text:p>9.433321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SkinnedMeshFinaliz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129997" calcext:value-type="float">
            <text:p>0.02129997</text:p>
          </table:table-cell>
          <table:table-cell office:value-type="float" office:value="0.00007099991" calcext:value-type="float">
            <text:p>7.0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kinnedMeshOncePerFrame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569998" calcext:value-type="float">
            <text:p>0.01569998</text:p>
          </table:table-cell>
          <table:table-cell office:value-type="float" office:value="0.00005233327" calcext:value-type="float">
            <text:p>5.233327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7320013" calcext:value-type="float">
            <text:p>0.07320013</text:p>
          </table:table-cell>
          <table:table-cell office:value-type="float" office:value="0.0002440004" calcext:value-type="float">
            <text:p>0.0002440004</text:p>
          </table:table-cell>
          <table:table-cell office:value-type="float" office:value="0" calcext:value-type="float">
            <text:p>0</text:p>
          </table:table-cell>
          <table:table-cell office:value-type="float" office:value="0.0067" calcext:value-type="float">
            <text:p>0.0067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5809999" calcext:value-type="float">
            <text:p>0.05809999</text:p>
          </table:table-cell>
          <table:table-cell office:value-type="float" office:value="0.0001936666" calcext:value-type="float">
            <text:p>0.000193666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kinnedMeshPrepareDispatchUpdate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4670004" calcext:value-type="float">
            <text:p>0.04670004</text:p>
          </table:table-cell>
          <table:table-cell office:value-type="float" office:value="0.0001556668" calcext:value-type="float">
            <text:p>0.0001556668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ort Render Passes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2949996" calcext:value-type="float">
            <text:p>0.02949996</text:p>
          </table:table-cell>
          <table:table-cell office:value-type="float" office:value="0.00009833321" calcext:value-type="float">
            <text:p>9.833321E-05</text:p>
          </table:table-cell>
          <table:table-cell office:value-type="float" office:value="0" calcext:value-type="float">
            <text:p>0</text:p>
          </table:table-cell>
          <table:table-cell office:value-type="float" office:value="0.0013" calcext:value-type="float">
            <text:p>0.0013</text:p>
          </table:table-cell>
        </table:table-row>
        <table:table-row table:style-name="ro1">
          <table:table-cell office:value-type="string" calcext:value-type="string">
            <text:p>SortingGroupManager.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309999" calcext:value-type="float">
            <text:p>0.01309999</text:p>
          </table:table-cell>
          <table:table-cell office:value-type="float" office:value="0.00004366662" calcext:value-type="float">
            <text:p>4.366662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SoundManager.Update</text:p>
          </table:table-cell>
          <table:table-cell office:value-type="string" calcext:value-type="string">
            <text:p>Audio</text:p>
          </table:table-cell>
          <table:table-cell/>
          <table:table-cell office:value-type="float" office:value="0.0531" calcext:value-type="float">
            <text:p>0.0531</text:p>
          </table:table-cell>
          <table:table-cell office:value-type="float" office:value="0.000177" calcext:value-type="float">
            <text:p>0.00017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SoundManager.UpdateChannels</text:p>
          </table:table-cell>
          <table:table-cell office:value-type="string" calcext:value-type="string">
            <text:p>Audio</text:p>
          </table:table-cell>
          <table:table-cell/>
          <table:table-cell office:value-type="float" office:value="0.01839998" calcext:value-type="float">
            <text:p>0.01839998</text:p>
          </table:table-cell>
          <table:table-cell office:value-type="float" office:value="0.00006133326" calcext:value-type="float">
            <text:p>6.133326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uspendPointHook.Invok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3239997" calcext:value-type="float">
            <text:p>0.03239997</text:p>
          </table:table-cell>
          <table:table-cell office:value-type="float" office:value="0.0001079999" calcext:value-type="float">
            <text:p>0.0001079999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System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rrain.Trees.OnWillRender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549997" calcext:value-type="float">
            <text:p>0.02549997</text:p>
          </table:table-cell>
          <table:table-cell office:value-type="float" office:value="0.00008499991" calcext:value-type="float">
            <text:p>8.499991E-05</text:p>
          </table:table-cell>
          <table:table-cell office:value-type="float" office:value="0" calcext:value-type="float">
            <text:p>0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office:value-type="string" calcext:value-type="string">
            <text:p>Terrain.UpdateSplatProperti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649998" calcext:value-type="float">
            <text:p>0.02649998</text:p>
          </table:table-cell>
          <table:table-cell office:value-type="float" office:value="0.00008833325" calcext:value-type="float">
            <text:p>8.833325E-05</text:p>
          </table:table-cell>
          <table:table-cell office:value-type="float" office:value="0" calcext:value-type="float">
            <text:p>0</text:p>
          </table:table-cell>
          <table:table-cell office:value-type="float" office:value="0.0066" calcext:value-type="float">
            <text:p>0.0066</text:p>
          </table:table-cell>
        </table:table-row>
        <table:table-row table:style-name="ro1">
          <table:table-cell office:value-type="string" calcext:value-type="string">
            <text:p>Texture Count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xtureStreamingManager.Update</text:p>
          </table:table-cell>
          <table:table-cell office:value-type="string" calcext:value-type="string">
            <text:p>Loading</text:p>
          </table:table-cell>
          <table:table-cell/>
          <table:table-cell office:value-type="float" office:value="0.01489998" calcext:value-type="float">
            <text:p>0.01489998</text:p>
          </table:table-cell>
          <table:table-cell office:value-type="float" office:value="0.00004966661" calcext:value-type="float">
            <text:p>4.9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TimeManager.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2419997" calcext:value-type="float">
            <text:p>0.02419997</text:p>
          </table:table-cell>
          <table:table-cell office:value-type="float" office:value="0.00008066656" calcext:value-type="float">
            <text:p>8.066656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imeUpdate.WaitForLastPresentationAndUpdateTim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10.9417" calcext:value-type="float">
            <text:p>10.9417</text:p>
          </table:table-cell>
          <table:table-cell office:value-type="float" office:value="0.03647234" calcext:value-type="float">
            <text:p>0.036472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2.4032" calcext:value-type="float">
            <text:p>2.4032</text:p>
          </table:table-cell>
        </table:table-row>
        <table:table-row table:style-name="ro1">
          <table:table-cell office:value-type="string" calcext:value-type="string">
            <text:p>Total CPU Cache Size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GPU Cache Size</text:p>
          </table:table-cell>
          <table:table-cell office:value-type="string" calcext:value-type="string">
            <text:p>Virtual Texturing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09499992" calcext:value-type="float">
            <text:p>0.009499992</text:p>
          </table:table-cell>
          <table:table-cell office:value-type="float" office:value="0.00003166664" calcext:value-type="float">
            <text:p>3.166664E-05</text:p>
          </table:table-cell>
          <table:table-cell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TransformChangedDispatch</text:p>
          </table:table-cell>
          <table:table-cell office:value-type="string" calcext:value-type="string">
            <text:p>Other</text:p>
          </table:table-cell>
          <table:table-cell/>
          <table:table-cell office:value-type="float" office:value="0.008399994" calcext:value-type="float">
            <text:p>0.008399994</text:p>
          </table:table-cell>
          <table:table-cell office:value-type="float" office:value="0.00002799998" calcext:value-type="float">
            <text:p>2.799998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/>
          <table:table-cell office:value-type="float" office:value="0.07840011" calcext:value-type="float">
            <text:p>0.07840011</text:p>
          </table:table-cell>
          <table:table-cell office:value-type="float" office:value="0.0002613337" calcext:value-type="float">
            <text:p>0.0002613337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GUI.Rendering.EmitWorldScreenspaceCameraGeometry</text:p>
          </table:table-cell>
          <table:table-cell office:value-type="string" calcext:value-type="string">
            <text:p>UI Render</text:p>
          </table:table-cell>
          <table:table-cell/>
          <table:table-cell office:value-type="float" office:value="0.05210004" calcext:value-type="float">
            <text:p>0.05210004</text:p>
          </table:table-cell>
          <table:table-cell office:value-type="float" office:value="0.0001736668" calcext:value-type="float">
            <text:p>0.000173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UGUI.Rendering.RenderOverlays</text:p>
          </table:table-cell>
          <table:table-cell office:value-type="string" calcext:value-type="string">
            <text:p>UI Render</text:p>
          </table:table-cell>
          <table:table-cell/>
          <table:table-cell office:value-type="float" office:value="0.0668001" calcext:value-type="float">
            <text:p>0.0668001</text:p>
          </table:table-cell>
          <table:table-cell office:value-type="float" office:value="0.000222667" calcext:value-type="float">
            <text:p>0.000222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UGUI.Rendering.UpdateBatches</text:p>
          </table:table-cell>
          <table:table-cell office:value-type="string" calcext:value-type="string">
            <text:p>UI Render</text:p>
          </table:table-cell>
          <table:table-cell/>
          <table:table-cell office:value-type="float" office:value="0.2123995" calcext:value-type="float">
            <text:p>0.2123995</text:p>
          </table:table-cell>
          <table:table-cell office:value-type="float" office:value="0.0007079984" calcext:value-type="float">
            <text:p>0.000707998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109" calcext:value-type="float">
            <text:p>0.0109</text:p>
          </table:table-cell>
        </table:table-row>
        <table:table-row table:style-name="ro1">
          <table:table-cell office:value-type="string" calcext:value-type="string">
            <text:p>UIEvents.AlignCanvasRectTransformWithCamera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259999" calcext:value-type="float">
            <text:p>0.01259999</text:p>
          </table:table-cell>
          <table:table-cell office:value-type="float" office:value="0.00004199996" calcext:value-type="float">
            <text:p>4.199996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IEvents.CanvasManagerEmitOffScreenGeometry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069999" calcext:value-type="float">
            <text:p>0.1069999</text:p>
          </table:table-cell>
          <table:table-cell office:value-type="float" office:value="0.0003566663" calcext:value-type="float">
            <text:p>0.0003566663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UIEvents.CanvasmanagerEmitOnScreenGeometry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7540014" calcext:value-type="float">
            <text:p>0.07540014</text:p>
          </table:table-cell>
          <table:table-cell office:value-type="float" office:value="0.0002513338" calcext:value-type="float">
            <text:p>0.00025133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IEvents.CanvasManagerRenderOverlay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057" calcext:value-type="float">
            <text:p>0.1057</text:p>
          </table:table-cell>
          <table:table-cell office:value-type="float" office:value="0.0003523332" calcext:value-type="float">
            <text:p>0.0003523332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28" calcext:value-type="float">
            <text:p>0.0028</text:p>
          </table:table-cell>
        </table:table-row>
        <table:table-row table:style-name="ro1">
          <table:table-cell office:value-type="string" calcext:value-type="string">
            <text:p>UIEvents.IMGUIRenderOverlay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5205002" calcext:value-type="float">
            <text:p>0.5205002</text:p>
          </table:table-cell>
          <table:table-cell office:value-type="float" office:value="0.001735001" calcext:value-type="float">
            <text:p>0.001735001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349999" calcext:value-type="float">
            <text:p>0.01349999</text:p>
          </table:table-cell>
          <table:table-cell office:value-type="float" office:value="0.00004499995" calcext:value-type="float">
            <text:p>4.499995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IEvents.UIElementsRegisterRenderer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059999" calcext:value-type="float">
            <text:p>0.01059999</text:p>
          </table:table-cell>
          <table:table-cell office:value-type="float" office:value="0.00003533331" calcext:value-type="float">
            <text:p>3.533331E-0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IEvents.UpdateCanvasRectTransform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1409998" calcext:value-type="float">
            <text:p>0.01409998</text:p>
          </table:table-cell>
          <table:table-cell office:value-type="float" office:value="0.00004699995" calcext:value-type="float">
            <text:p>4.699995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UIEvents.WillRenderCanvase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413997" calcext:value-type="float">
            <text:p>0.2413997</text:p>
          </table:table-cell>
          <table:table-cell office:value-type="float" office:value="0.0008046656" calcext:value-type="float">
            <text:p>0.0008046656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111" calcext:value-type="float">
            <text:p>0.0111</text:p>
          </table:table-cell>
        </table:table-row>
        <table:table-row table:style-name="ro1">
          <table:table-cell office:value-type="string" calcext:value-type="string">
            <text:p>Unity.RenderPipelines.Core.Runtime.dll!UnityEngine.Rendering::DebugUpdater.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.0377" calcext:value-type="float">
            <text:p>1.0377</text:p>
          </table:table-cell>
          <table:table-cell office:value-type="float" office:value="0.003458999" calcext:value-type="float">
            <text:p>0.003458999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UnityEngine.AIModule.dll!UnityEngine.AI::NavMesh.Internal_CallOnNavMeshPre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568" calcext:value-type="float">
            <text:p>0.0568</text:p>
          </table:table-cell>
          <table:table-cell office:value-type="float" office:value="0.0001893333" calcext:value-type="float">
            <text:p>0.000189333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string" calcext:value-type="string">
            <text:p>UnityEngine.CoreModule.dll!UnityEngine::Application.InvokeOnBeforeRender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8280011" calcext:value-type="float">
            <text:p>0.08280011</text:p>
          </table:table-cell>
          <table:table-cell office:value-type="float" office:value="0.0002760004" calcext:value-type="float">
            <text:p>0.000276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4" calcext:value-type="float">
            <text:p>0.0044</text:p>
          </table:table-cell>
        </table:table-row>
        <table:table-row table:style-name="ro1">
          <table:table-cell office:value-type="string" calcext:value-type="string">
            <text:p>UnityEngine.CoreModule.dll!UnityEngine::UnitySynchronizationContext.ExecuteTasks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795999" calcext:value-type="float">
            <text:p>0.1795999</text:p>
          </table:table-cell>
          <table:table-cell office:value-type="float" office:value="0.0005986664" calcext:value-type="float">
            <text:p>0.0005986664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UnityEngine.CoreModule.dll!UnityEngine.Experimental.Rendering::ScriptableRuntimeReflectionSystemWrapper.Internal_ScriptableRuntimeReflectionSystemWrapper_TickRealtimeProbes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3627999" calcext:value-type="float">
            <text:p>0.3627999</text:p>
          </table:table-cell>
          <table:table-cell office:value-type="float" office:value="0.001209333" calcext:value-type="float">
            <text:p>0.001209333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874002" calcext:value-type="float">
            <text:p>0.2874002</text:p>
          </table:table-cell>
          <table:table-cell office:value-type="float" office:value="0.0009580006" calcext:value-type="float">
            <text:p>0.0009580006</text:p>
          </table:table-cell>
          <table:table-cell office:value-type="float" office:value="0" calcext:value-type="float">
            <text:p>0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485018" calcext:value-type="float">
            <text:p>0.2485018</text:p>
          </table:table-cell>
          <table:table-cell office:value-type="float" office:value="0.0008283394" calcext:value-type="float">
            <text:p>0.0008283394</text:p>
          </table:table-cell>
          <table:table-cell office:value-type="float" office:value="0" calcext:value-type="float">
            <text:p>0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UnityEngine.CoreModule.dll!UnityEngine.Rendering::OnDemandRendering.GetRenderFrameInterv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021007" calcext:value-type="float">
            <text:p>0.1021007</text:p>
          </table:table-cell>
          <table:table-cell office:value-type="float" office:value="0.0003403357" calcext:value-type="float">
            <text:p>0.0003403357</text:p>
          </table:table-cell>
          <table:table-cell office:value-type="float" office:value="0" calcext:value-type="float">
            <text:p>0</text:p>
          </table:table-cell>
          <table:table-cell office:value-type="float" office:value="0.0402" calcext:value-type="float">
            <text:p>0.0402</text:p>
          </table:table-cell>
        </table:table-row>
        <table:table-row table:style-name="ro1">
          <table:table-cell office:value-type="string" calcext:value-type="string">
            <text:p>UnityEngine.CoreModule.dll!UnityEngine.Rendering::RenderPipelineManager.DoRenderLoop_Internal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66.48612" calcext:value-type="float">
            <text:p>66.48612</text:p>
          </table:table-cell>
          <table:table-cell office:value-type="float" office:value="0.2216204" calcext:value-type="float">
            <text:p>0.2216204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3595" calcext:value-type="float">
            <text:p>0.3595</text:p>
          </table:table-cell>
        </table:table-row>
        <table:table-row table:style-name="ro1">
          <table:table-cell office:value-type="string" calcext:value-type="string">
            <text:p>UnityEngine.CoreModule.dll!UnityEngine.Rendering::SupportedRenderingFeatures.IsUIOverlayRenderedBySRP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2386996" calcext:value-type="float">
            <text:p>0.2386996</text:p>
          </table:table-cell>
          <table:table-cell office:value-type="float" office:value="0.0007956653" calcext:value-type="float">
            <text:p>0.000795665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201" calcext:value-type="float">
            <text:p>0.0201</text:p>
          </table:table-cell>
        </table:table-row>
        <table:table-row table:style-name="ro1">
          <table:table-cell office:value-type="string" calcext:value-type="string">
            <text:p>UnityEngine.IMGUIModule.dll!UnityEngine::Event.Internal_MakeMasterEventCurrent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358001" calcext:value-type="float">
            <text:p>0.1358001</text:p>
          </table:table-cell>
          <table:table-cell office:value-type="float" office:value="0.0004526669" calcext:value-type="float">
            <text:p>0.0004526669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UnityEngine.InputLegacyModule.dll!UnityEngine::SendMouseEvents.DoSendMouseEvents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8956999" calcext:value-type="float">
            <text:p>0.8956999</text:p>
          </table:table-cell>
          <table:table-cell office:value-type="float" office:value="0.002985666" calcext:value-type="float">
            <text:p>0.002985666</text:p>
          </table:table-cell>
          <table:table-cell office:value-type="float" office:value="0.0022" calcext:value-type="float">
            <text:p>0.0022</text:p>
          </table:table-cell>
          <table:table-cell office:value-type="float" office:value="0.0165" calcext:value-type="float">
            <text:p>0.0165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4850003" calcext:value-type="float">
            <text:p>0.04850003</text:p>
          </table:table-cell>
          <table:table-cell office:value-type="float" office:value="0.0001616668" calcext:value-type="float">
            <text:p>0.000161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48" calcext:value-type="float">
            <text:p>0.0048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4740003" calcext:value-type="float">
            <text:p>0.04740003</text:p>
          </table:table-cell>
          <table:table-cell office:value-type="float" office:value="0.0001580001" calcext:value-type="float">
            <text:p>0.0001580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6" calcext:value-type="float">
            <text:p>0.001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Before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009" calcext:value-type="float">
            <text:p>0.0009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6200007" calcext:value-type="float">
            <text:p>0.06200007</text:p>
          </table:table-cell>
          <table:table-cell office:value-type="float" office:value="0.0002066669" calcext:value-type="float">
            <text:p>0.0002066669</text:p>
          </table:table-cell>
          <table:table-cell office:value-type="float" office:value="0" calcext:value-type="float">
            <text:p>0</text:p>
          </table:table-cell>
          <table:table-cell office:value-type="float" office:value="0.0133" calcext:value-type="float">
            <text:p>0.0133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4250004" calcext:value-type="float">
            <text:p>0.04250004</text:p>
          </table:table-cell>
          <table:table-cell office:value-type="float" office:value="0.0001416668" calcext:value-type="float">
            <text:p>0.00014166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Notify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000003333334" calcext:value-type="float">
            <text:p>3.333334E-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1066999" calcext:value-type="float">
            <text:p>0.1066999</text:p>
          </table:table-cell>
          <table:table-cell office:value-type="float" office:value="0.0003556663" calcext:value-type="float">
            <text:p>0.0003556663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7140012" calcext:value-type="float">
            <text:p>0.07140012</text:p>
          </table:table-cell>
          <table:table-cell office:value-type="float" office:value="0.0002380004" calcext:value-type="float">
            <text:p>0.0002380004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96" calcext:value-type="float">
            <text:p>0.0096</text:p>
          </table:table-cell>
        </table:table-row>
        <table:table-row table:style-name="ro1">
          <table:table-cell office:value-type="string" calcext:value-type="string">
            <text:p>UnityEngine.InputModule.dll!UnityEngineInternal.Input::NativeInputSystem.ShouldRunUpdate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02" calcext:value-type="float">
            <text:p>0.002</text:p>
          </table:table-cell>
          <table:table-cell office:value-type="float" office:value="0.000006666667" calcext:value-type="float">
            <text:p>6.666667E-0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" calcext:value-type="float">
            <text:p>0.0004</text:p>
          </table:table-cell>
        </table:table-row>
        <table:table-row table:style-name="ro1">
          <table:table-cell office:value-type="string" calcext:value-type="string">
            <text:p>UnityEngine.UIModule.dll!UnityEngine::Canvas.SendPreWillRenderCanvases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564" calcext:value-type="float">
            <text:p>0.0564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UnityEngine.UIModule.dll!UnityEngine::Canvas.SendWillRenderCanvases()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.04990005" calcext:value-type="float">
            <text:p>0.04990005</text:p>
          </table:table-cell>
          <table:table-cell office:value-type="float" office:value="0.0001663335" calcext:value-type="float">
            <text:p>0.0001663335</text:p>
          </table:table-cell>
          <table:table-cell office:value-type="float" office:value="0" calcext:value-type="float">
            <text:p>0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UniversalRenderPipeline.RenderSingleCamera: Main Camera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16.20281" calcext:value-type="float">
            <text:p>16.20281</text:p>
          </table:table-cell>
          <table:table-cell office:value-type="float" office:value="0.05400936" calcext:value-type="float">
            <text:p>0.05400936</text:p>
          </table:table-cell>
          <table:table-cell office:value-type="float" office:value="0.0422" calcext:value-type="float">
            <text:p>0.0422</text:p>
          </table:table-cell>
          <table:table-cell office:value-type="float" office:value="0.1392" calcext:value-type="float">
            <text:p>0.1392</text:p>
          </table:table-cell>
        </table:table-row>
        <table:table-row table:style-name="ro1">
          <table:table-cell office:value-type="string" calcext:value-type="string">
            <text:p>Update Light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2989996" calcext:value-type="float">
            <text:p>0.02989996</text:p>
          </table:table-cell>
          <table:table-cell office:value-type="float" office:value="0.00009966653" calcext:value-type="float">
            <text:p>9.966653E-05</text:p>
          </table:table-cell>
          <table:table-cell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Update.Directo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1131999" calcext:value-type="float">
            <text:p>0.1131999</text:p>
          </table:table-cell>
          <table:table-cell office:value-type="float" office:value="0.0003773329" calcext:value-type="float">
            <text:p>0.000377332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09" calcext:value-type="float">
            <text:p>0.0009</text:p>
          </table:table-cell>
        </table:table-row>
        <table:table-row table:style-name="ro1">
          <table:table-cell office:value-type="string" calcext:value-type="string">
            <text:p>Update.ScriptRunBehaviourUpd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1.4413" calcext:value-type="float">
            <text:p>1.4413</text:p>
          </table:table-cell>
          <table:table-cell office:value-type="float" office:value="0.004804334" calcext:value-type="float">
            <text:p>0.00480433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0185" calcext:value-type="float">
            <text:p>0.0185</text:p>
          </table:table-cell>
        </table:table-row>
        <table:table-row table:style-name="ro1">
          <table:table-cell office:value-type="string" calcext:value-type="string">
            <text:p>Update.ScriptRunDelayedDynamicFrameRate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06050002" calcext:value-type="float">
            <text:p>0.06050002</text:p>
          </table:table-cell>
          <table:table-cell office:value-type="float" office:value="0.0002016667" calcext:value-type="float">
            <text:p>0.0002016667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6" calcext:value-type="float">
            <text:p>0.0006</text:p>
          </table:table-cell>
        </table:table-row>
        <table:table-row table:style-name="ro1">
          <table:table-cell office:value-type="string" calcext:value-type="string">
            <text:p>Update.ScriptRunDelayedTasks</text:p>
          </table:table-cell>
          <table:table-cell office:value-type="string" calcext:value-type="string">
            <text:p>PlayerLoop</text:p>
          </table:table-cell>
          <table:table-cell/>
          <table:table-cell office:value-type="float" office:value="0.2566998" calcext:value-type="float">
            <text:p>0.2566998</text:p>
          </table:table-cell>
          <table:table-cell office:value-type="float" office:value="0.0008556661" calcext:value-type="float">
            <text:p>0.0008556661</text:p>
          </table:table-cell>
          <table:table-cell office:value-type="float" office:value="0.0006" calcext:value-type="float">
            <text:p>0.0006</text:p>
          </table:table-cell>
          <table:table-cell office:value-type="float" office:value="0.0026" calcext:value-type="float">
            <text:p>0.0026</text:p>
          </table:table-cell>
        </table:table-row>
        <table:table-row table:style-name="ro1">
          <table:table-cell office:value-type="string" calcext:value-type="string">
            <text:p>UpdatePreloading</text:p>
          </table:table-cell>
          <table:table-cell office:value-type="string" calcext:value-type="string">
            <text:p>Loading</text:p>
          </table:table-cell>
          <table:table-cell/>
          <table:table-cell office:value-type="float" office:value="0.1480001" calcext:value-type="float">
            <text:p>0.1480001</text:p>
          </table:table-cell>
          <table:table-cell office:value-type="float" office:value="0.0004933338" calcext:value-type="float">
            <text:p>0.0004933338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23" calcext:value-type="float">
            <text:p>0.0023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489016" calcext:value-type="float">
            <text:p>0.1489016</text:p>
          </table:table-cell>
          <table:table-cell office:value-type="float" office:value="0.0004963388" calcext:value-type="float">
            <text:p>0.0004963388</text:p>
          </table:table-cell>
          <table:table-cell office:value-type="float" office:value="0" calcext:value-type="float">
            <text:p>0</text:p>
          </table:table-cell>
          <table:table-cell office:value-type="float" office:value="0.0062" calcext:value-type="float">
            <text:p>0.0062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157013" calcext:value-type="float">
            <text:p>0.1157013</text:p>
          </table:table-cell>
          <table:table-cell office:value-type="float" office:value="0.0003856712" calcext:value-type="float">
            <text:p>0.0003856712</text:p>
          </table:table-cell>
          <table:table-cell office:value-type="float" office:value="0" calcext:value-type="float">
            <text:p>0</text:p>
          </table:table-cell>
          <table:table-cell office:value-type="float" office:value="0.0017" calcext:value-type="float">
            <text:p>0.0017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1072011" calcext:value-type="float">
            <text:p>0.1072011</text:p>
          </table:table-cell>
          <table:table-cell office:value-type="float" office:value="0.0003573371" calcext:value-type="float">
            <text:p>0.0003573371</text:p>
          </table:table-cell>
          <table:table-cell office:value-type="float" office:value="0" calcext:value-type="float">
            <text:p>0</text:p>
          </table:table-cell>
          <table:table-cell office:value-type="float" office:value="0.0069" calcext:value-type="float">
            <text:p>0.0069</text:p>
          </table:table-cell>
        </table:table-row>
        <table:table-row table:style-name="ro1">
          <table:table-cell office:value-type="string" calcext:value-type="string">
            <text:p>UpdateRendererBoundingVolume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0.01459998" calcext:value-type="float">
            <text:p>0.01459998</text:p>
          </table:table-cell>
          <table:table-cell office:value-type="float" office:value="0.00004866661" calcext:value-type="float">
            <text:p>4.866661E-0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Video Reserv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deo Used Memory</text:p>
          </table:table-cell>
          <table:table-cell office:value-type="string" calcext:value-type="string">
            <text:p>NativeMem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2.259101" calcext:value-type="float">
            <text:p>2.259101</text:p>
          </table:table-cell>
          <table:table-cell office:value-type="float" office:value="0.007530336" calcext:value-type="float">
            <text:p>0.0075303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1058" calcext:value-type="float">
            <text:p>0.1058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1.0695" calcext:value-type="float">
            <text:p>1.0695</text:p>
          </table:table-cell>
          <table:table-cell office:value-type="float" office:value="0.003565" calcext:value-type="float">
            <text:p>0.003565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158" calcext:value-type="float">
            <text:p>0.0158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1392" calcext:value-type="float">
            <text:p>0.1392</text:p>
          </table:table-cell>
          <table:table-cell office:value-type="float" office:value="0.0004640001" calcext:value-type="float">
            <text:p>0.000464000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043" calcext:value-type="float">
            <text:p>0.0043</text:p>
          </table:table-cell>
        </table:table-row>
        <table:table-row table:style-name="ro1">
          <table:table-cell office:value-type="string" calcext:value-type="string">
            <text:p>WaitForJobGroupID</text:p>
          </table:table-cell>
          <table:table-cell office:value-type="string" calcext:value-type="string">
            <text:p>Internal</text:p>
          </table:table-cell>
          <table:table-cell/>
          <table:table-cell office:value-type="float" office:value="0.0189" calcext:value-type="float">
            <text:p>0.0189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55" calcext:value-type="float">
            <text:p>0.0055</text:p>
          </table:table-cell>
        </table:table-row>
        <table:table-row table:style-name="ro1">
          <table:table-cell office:value-type="string" calcext:value-type="string">
            <text:p>WaitForRenderJobs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470199" calcext:value-type="float">
            <text:p>1.470199</text:p>
          </table:table-cell>
          <table:table-cell office:value-type="float" office:value="0.004900665" calcext:value-type="float">
            <text:p>0.00490066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578" calcext:value-type="float">
            <text:p>0.0578</text:p>
          </table:table-cell>
        </table:table-row>
        <table:table-row table:style-name="ro1">
          <table:table-cell office:value-type="string" calcext:value-type="string">
            <text:p>WatermarkRender</text:p>
          </table:table-cell>
          <table:table-cell office:value-type="string" calcext:value-type="string">
            <text:p>Render</text:p>
          </table:table-cell>
          <table:table-cell/>
          <table:table-cell office:value-type="float" office:value="1.1846" calcext:value-type="float">
            <text:p>1.1846</text:p>
          </table:table-cell>
          <table:table-cell office:value-type="float" office:value="0.003948668" calcext:value-type="float">
            <text:p>0.003948668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017" calcext:value-type="float">
            <text:p>0.017</text:p>
          </table:table-cell>
        </table:table-row>
      </table:table>
      <table:named-expressions/>
      <table:database-ranges>
        <table:database-range table:name="__Anonymous_Sheet_DB__0" table:target-range-address="VolumetriskVattenshaderUSGProfilerData_SECOND_TEST_data_main_self.A1:VolumetriskVattenshaderUSGProfilerData_SECOND_TEST_data_main_self.G44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8-02T16:08:45.159000000</dc:date>
    <meta:editing-duration>PT2M6S</meta:editing-duration>
    <meta:editing-cycles>1</meta:editing-cycles>
    <meta:document-statistic meta:table-count="1" meta:cell-count="2653" meta:object-count="0"/>
    <meta:generator>LibreOffice/6.4.2.2$Windows_X86_64 LibreOffice_project/4e471d8c02c9c90f512f7f9ead8875b57fcb1ec3</meta:generator>
  </office:meta>
</office:document-meta>
</file>